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5A197E27CF114BE0.png" manifest:media-type="image/png"/>
  <manifest:file-entry manifest:full-path="Pictures/100002010000001C0000001A2E725AB554972C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7.142cm" fo:margin-left="0cm" fo:margin-top="0cm" fo:margin-bottom="0cm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1.048cm"/>
    </style:style>
    <style:style style:name="Tableau1.1" style:family="table-row">
      <style:table-row-properties style:min-row-height="0.289cm" fo:keep-together="auto"/>
    </style:style>
    <style:style style:name="Tableau1.A1" style:family="table-cell">
      <style:table-cell-properties fo:padding-left="0cm" fo:padding-right="0cm" fo:padding-top="0.002cm" fo:padding-bottom="0cm" fo:border="none"/>
    </style:style>
    <style:style style:name="Tableau1.2" style:family="table-row">
      <style:table-row-properties style:min-row-height="1.007cm" fo:keep-together="auto"/>
    </style:style>
    <style:style style:name="Tableau1.A2" style:family="table-cell">
      <style:table-cell-properties style:vertical-align="bottom" fo:padding-left="0cm" fo:padding-right="0cm" fo:padding-top="0.002cm" fo:padding-bottom="0cm" fo:border="none"/>
    </style:style>
    <style:style style:name="Tableau1.3" style:family="table-row">
      <style:table-row-properties style:min-row-height="0.494cm" fo:keep-together="auto"/>
    </style:style>
    <style:style style:name="Tableau1.4" style:family="table-row">
      <style:table-row-properties style:min-row-height="1.337cm" fo:keep-together="auto"/>
    </style:style>
    <style:style style:name="Tableau1.6" style:family="table-row">
      <style:table-row-properties style:min-row-height="0.337cm" fo:keep-together="auto"/>
    </style:style>
    <style:style style:name="Tableau1.11" style:family="table-row">
      <style:table-row-properties style:min-row-height="0.298cm" fo:keep-together="auto"/>
    </style:style>
    <style:style style:name="Tableau2" style:family="table">
      <style:table-properties style:width="7.856cm" fo:margin-left="0cm" fo:margin-top="0cm" fo:margin-bottom="0cm" table:align="left" style:writing-mode="lr-tb"/>
    </style:style>
    <style:style style:name="Tableau2.A" style:family="table-column">
      <style:table-column-properties style:column-width="4.942cm"/>
    </style:style>
    <style:style style:name="Tableau2.B" style:family="table-column">
      <style:table-column-properties style:column-width="1.15cm"/>
    </style:style>
    <style:style style:name="Tableau2.C" style:family="table-column">
      <style:table-column-properties style:column-width="1.764cm"/>
    </style:style>
    <style:style style:name="Tableau2.1" style:family="table-row">
      <style:table-row-properties style:min-row-height="0.337cm" fo:keep-together="auto"/>
    </style:style>
    <style:style style:name="Tableau2.A1" style:family="table-cell">
      <style:table-cell-properties fo:padding="0cm" fo:border="none"/>
    </style:style>
    <style:style style:name="Tableau2.2" style:family="table-row">
      <style:table-row-properties style:min-row-height="0.298cm" fo:keep-together="auto"/>
    </style:style>
    <style:style style:name="Tableau2.11" style:family="table-row">
      <style:table-row-properties style:min-row-height="0.381cm" fo:keep-together="auto"/>
    </style:style>
    <style:style style:name="Tableau2.19" style:family="table-row">
      <style:table-row-properties style:min-row-height="1.124cm" fo:keep-together="auto"/>
    </style:style>
    <style:style style:name="Tableau2.20" style:family="table-row">
      <style:table-row-properties style:min-row-height="0.441cm" fo:keep-together="auto"/>
    </style:style>
    <style:style style:name="Tableau2.21" style:family="table-row">
      <style:table-row-properties style:min-row-height="0.342cm" fo:keep-together="auto"/>
    </style:style>
    <style:style style:name="Tableau2.30" style:family="table-row">
      <style:table-row-properties style:min-row-height="1.169cm" fo:keep-together="auto"/>
    </style:style>
    <style:style style:name="Tableau2.31" style:family="table-row">
      <style:table-row-properties style:min-row-height="0.445cm" fo:keep-together="auto"/>
    </style:style>
    <style:style style:name="Tableau2.39" style:family="table-row">
      <style:table-row-properties style:min-row-height="0.404cm" fo:keep-together="auto"/>
    </style:style>
    <style:style style:name="Tableau3" style:family="table">
      <style:table-properties style:width="7.505cm" fo:margin-top="0cm" fo:margin-bottom="0cm" table:align="left" style:writing-mode="lr-tb"/>
    </style:style>
    <style:style style:name="Tableau3.A" style:family="table-column">
      <style:table-column-properties style:column-width="5.001cm"/>
    </style:style>
    <style:style style:name="Tableau3.B" style:family="table-column">
      <style:table-column-properties style:column-width="2.505cm"/>
    </style:style>
    <style:style style:name="Tableau3.1" style:family="table-row">
      <style:table-row-properties style:min-row-height="1.09cm" fo:keep-together="auto"/>
    </style:style>
    <style:style style:name="Tableau3.A1" style:family="table-cell">
      <style:table-cell-properties fo:padding="0cm" fo:border="none"/>
    </style:style>
    <style:style style:name="Tableau3.2" style:family="table-row">
      <style:table-row-properties style:min-row-height="0.436cm" fo:keep-together="auto"/>
    </style:style>
    <style:style style:name="Tableau3.4" style:family="table-row">
      <style:table-row-properties style:min-row-height="0.337cm" fo:keep-together="auto"/>
    </style:style>
    <style:style style:name="Tableau3.13" style:family="table-row">
      <style:table-row-properties style:min-row-height="1.129cm" fo:keep-together="auto"/>
    </style:style>
    <style:style style:name="Tableau3.18" style:family="table-row">
      <style:table-row-properties style:min-row-height="0.379cm" fo:keep-together="auto"/>
    </style:style>
    <style:style style:name="Tableau3.19" style:family="table-row">
      <style:table-row-properties style:min-row-height="1.171cm" fo:keep-together="auto"/>
    </style:style>
    <style:style style:name="Tableau3.22" style:family="table-row">
      <style:table-row-properties style:min-row-height="0.298cm" fo:keep-together="auto"/>
    </style:style>
    <style:style style:name="Tableau4" style:family="table">
      <style:table-properties style:width="7.938cm" fo:margin-left="0cm" fo:margin-top="0cm" fo:margin-bottom="0cm" table:align="left" style:writing-mode="lr-tb"/>
    </style:style>
    <style:style style:name="Tableau4.A" style:family="table-column">
      <style:table-column-properties style:column-width="3.743cm"/>
    </style:style>
    <style:style style:name="Tableau4.B" style:family="table-column">
      <style:table-column-properties style:column-width="2.113cm"/>
    </style:style>
    <style:style style:name="Tableau4.C" style:family="table-column">
      <style:table-column-properties style:column-width="2.081cm"/>
    </style:style>
    <style:style style:name="Tableau4.1" style:family="table-row">
      <style:table-row-properties style:min-row-height="0.298cm" fo:keep-together="auto"/>
    </style:style>
    <style:style style:name="Tableau4.A1" style:family="table-cell">
      <style:table-cell-properties fo:padding="0cm" fo:border="none"/>
    </style:style>
    <style:style style:name="Tableau4.2" style:family="table-row">
      <style:table-row-properties style:min-row-height="0.337cm" fo:keep-together="auto"/>
    </style:style>
    <style:style style:name="Tableau4.13" style:family="table-row">
      <style:table-row-properties style:min-row-height="0.379cm" fo:keep-together="auto"/>
    </style:style>
    <style:style style:name="Tableau4.14" style:family="table-row">
      <style:table-row-properties style:min-row-height="0.376cm" fo:keep-together="auto"/>
    </style:style>
    <style:style style:name="Tableau4.15" style:family="table-row">
      <style:table-row-properties style:min-row-height="0.342cm" fo:keep-together="auto"/>
    </style:style>
    <style:style style:name="Tableau4.19" style:family="table-row">
      <style:table-row-properties style:min-row-height="0.333cm" fo:keep-together="auto"/>
    </style:style>
    <style:style style:name="Tableau5" style:family="table">
      <style:table-properties style:width="6.842cm" fo:margin-left="0cm" fo:margin-top="0cm" fo:margin-bottom="0cm" table:align="left" style:writing-mode="lr-tb"/>
    </style:style>
    <style:style style:name="Tableau5.A" style:family="table-column">
      <style:table-column-properties style:column-width="6.096cm"/>
    </style:style>
    <style:style style:name="Tableau5.B" style:family="table-column">
      <style:table-column-properties style:column-width="0.746cm"/>
    </style:style>
    <style:style style:name="Tableau5.1" style:family="table-row">
      <style:table-row-properties style:min-row-height="0.298cm" fo:keep-together="auto"/>
    </style:style>
    <style:style style:name="Tableau5.A1" style:family="table-cell">
      <style:table-cell-properties fo:padding="0cm" fo:border="none"/>
    </style:style>
    <style:style style:name="Tableau5.2" style:family="table-row">
      <style:table-row-properties style:min-row-height="0.796cm" fo:keep-together="auto"/>
    </style:style>
    <style:style style:name="Tableau5.3" style:family="table-row">
      <style:table-row-properties style:min-row-height="0.383cm" fo:keep-together="auto"/>
    </style:style>
    <style:style style:name="Tableau5.4" style:family="table-row">
      <style:table-row-properties style:min-row-height="0.337cm" fo:keep-together="auto"/>
    </style:style>
    <style:style style:name="Tableau5.10" style:family="table-row">
      <style:table-row-properties style:min-row-height="0.333cm" fo:keep-together="auto"/>
    </style:style>
    <style:style style:name="Tableau5.11" style:family="table-row">
      <style:table-row-properties style:min-row-height="0.342cm" fo:keep-together="auto"/>
    </style:style>
    <style:style style:name="Tableau6" style:family="table">
      <style:table-properties style:width="7.44cm" fo:margin-left="0cm" fo:margin-top="0cm" fo:margin-bottom="0cm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3.246cm"/>
    </style:style>
    <style:style style:name="Tableau6.1" style:family="table-row">
      <style:table-row-properties style:min-row-height="0.298cm" fo:keep-together="auto"/>
    </style:style>
    <style:style style:name="Tableau6.A1" style:family="table-cell">
      <style:table-cell-properties fo:padding="0cm" fo:border="none"/>
    </style:style>
    <style:style style:name="Tableau6.2" style:family="table-row">
      <style:table-row-properties style:min-row-height="0.399cm" fo:keep-together="auto"/>
    </style:style>
    <style:style style:name="Tableau6.4" style:family="table-row">
      <style:table-row-properties style:min-row-height="0.663cm" fo:keep-together="auto"/>
    </style:style>
    <style:style style:name="Tableau6.5" style:family="table-row">
      <style:table-row-properties style:min-row-height="0.621cm" fo:keep-together="auto"/>
    </style:style>
    <style:style style:name="Tableau6.6" style:family="table-row">
      <style:table-row-properties style:min-row-height="0.146cm" fo:keep-together="auto"/>
    </style:style>
    <style:style style:name="Tableau6.7" style:family="table-row">
      <style:table-row-properties style:min-row-height="0.732cm" fo:keep-together="auto"/>
    </style:style>
    <style:style style:name="Tableau6.B7" style:family="table-cell">
      <style:table-cell-properties style:vertical-align="bottom" fo:padding="0cm" fo:border="none"/>
    </style:style>
    <style:style style:name="Tableau6.8" style:family="table-row">
      <style:table-row-properties style:min-row-height="0.337cm" fo:keep-together="auto"/>
    </style:style>
    <style:style style:name="Tableau6.13" style:family="table-row">
      <style:table-row-properties style:min-row-height="0.64cm" fo:keep-together="auto"/>
    </style:style>
    <style:style style:name="Tableau7" style:family="table">
      <style:table-properties style:width="7.888cm" fo:margin-left="0cm" fo:margin-top="0cm" fo:margin-bottom="0cm" table:align="left" style:writing-mode="lr-tb"/>
    </style:style>
    <style:style style:name="Tableau7.A" style:family="table-column">
      <style:table-column-properties style:column-width="5.496cm"/>
    </style:style>
    <style:style style:name="Tableau7.B" style:family="table-column">
      <style:table-column-properties style:column-width="2.392cm"/>
    </style:style>
    <style:style style:name="Tableau7.1" style:family="table-row">
      <style:table-row-properties style:min-row-height="0.298cm" fo:keep-together="auto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337cm" fo:keep-together="auto"/>
    </style:style>
    <style:style style:name="Tableau7.5" style:family="table-row">
      <style:table-row-properties style:min-row-height="0.66cm" fo:keep-together="auto"/>
    </style:style>
    <style:style style:name="Tableau7.6" style:family="table-row">
      <style:table-row-properties style:min-row-height="0.469cm" fo:keep-together="auto"/>
    </style:style>
    <style:style style:name="Tableau7.A6" style:family="table-cell">
      <style:table-cell-properties style:vertical-align="bottom" fo:padding="0cm" fo:border="none"/>
    </style:style>
    <style:style style:name="Tableau8" style:family="table">
      <style:table-properties style:width="8.001cm" fo:margin-left="0cm" fo:margin-top="0cm" fo:margin-bottom="0cm" table:align="left" style:writing-mode="lr-tb"/>
    </style:style>
    <style:style style:name="Tableau8.A" style:family="table-column">
      <style:table-column-properties style:column-width="5.001cm"/>
    </style:style>
    <style:style style:name="Tableau8.B" style:family="table-column">
      <style:table-column-properties style:column-width="3cm"/>
    </style:style>
    <style:style style:name="Tableau8.1" style:family="table-row">
      <style:table-row-properties style:min-row-height="0.106cm" fo:keep-together="auto"/>
    </style:style>
    <style:style style:name="Tableau8.A1" style:family="table-cell">
      <style:table-cell-properties fo:padding="0cm" fo:border="none"/>
    </style:style>
    <style:style style:name="Tableau8.2" style:family="table-row">
      <style:table-row-properties style:min-row-height="0.298cm" fo:keep-together="auto"/>
    </style:style>
    <style:style style:name="P1" style:family="paragraph" style:parent-style-name="Heading_20_1">
      <style:paragraph-properties fo:margin-left="-0.009cm" fo:margin-right="0cm" fo:text-indent="-0.018cm" style:auto-text-indent="false"/>
      <style:text-properties style:font-name="DejaVu Serif" fo:font-size="7pt" style:font-size-asian="7pt" style:font-size-complex="7pt"/>
    </style:style>
    <style:style style:name="P2" style:family="paragraph" style:parent-style-name="Heading_20_1">
      <style:paragraph-properties fo:margin-left="-0.009cm" fo:margin-right="0cm" fo:margin-top="0cm" fo:margin-bottom="0.053cm" style:contextual-spacing="false" fo:text-indent="-0.018cm" style:auto-text-indent="false"/>
    </style:style>
    <style:style style:name="P3" style:family="paragraph" style:parent-style-name="Heading_20_1">
      <style:paragraph-properties fo:margin-left="-0.009cm" fo:margin-right="0cm" fo:margin-top="0cm" fo:margin-bottom="0.053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4" style:family="paragraph" style:parent-style-name="Heading_20_1">
      <style:paragraph-properties fo:margin-left="-0.009cm" fo:margin-right="0cm" fo:margin-top="0cm" fo:margin-bottom="0.053cm" style:contextual-spacing="false" fo:line-height="100%" fo:text-indent="-0.018cm" style:auto-text-indent="false"/>
      <style:text-properties style:font-name="DejaVu Serif" fo:font-size="7pt" style:font-size-asian="7pt" style:font-size-complex="7pt"/>
    </style:style>
    <style:style style:name="P5" style:family="paragraph" style:parent-style-name="Heading_20_1">
      <style:paragraph-properties fo:margin-left="-0.009cm" fo:margin-right="0cm" fo:margin-top="0cm" fo:margin-bottom="0.053cm" style:contextual-spacing="false" fo:line-height="100%" fo:text-align="start" style:justify-single-word="false" fo:orphans="0" fo:widows="0" fo:hyphenation-ladder-count="no-limit" fo:text-indent="-0.018cm" style:auto-text-indent="false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6" style:family="paragraph" style:parent-style-name="Heading_20_1">
      <style:paragraph-properties fo:margin-left="-0.009cm" fo:margin-right="0cm" fo:margin-top="0cm" fo:margin-bottom="0.053cm" style:contextual-spacing="false" fo:line-height="100%" fo:text-align="start" style:justify-single-word="false" fo:orphans="0" fo:widows="0" fo:hyphenation-ladder-count="no-limit" fo:text-indent="-0.018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Heading_20_1">
      <style:paragraph-properties fo:margin-left="-0.009cm" fo:margin-right="0cm" fo:margin-top="0cm" fo:margin-bottom="0.055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8" style:family="paragraph" style:parent-style-name="Heading_20_1">
      <style:paragraph-properties fo:margin-left="-0.009cm" fo:margin-right="0cm" fo:margin-top="0cm" fo:margin-bottom="0.051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9" style:family="paragraph" style:parent-style-name="Standard">
      <style:paragraph-properties fo:margin-left="-0.009cm" fo:margin-right="0cm" fo:margin-top="0cm" fo:margin-bottom="0.34cm" style:contextual-spacing="false" fo:line-height="110%" fo:text-indent="-0.018cm" style:auto-text-indent="false"/>
    </style:style>
    <style:style style:name="P10" style:family="paragraph" style:parent-style-name="Standard">
      <style:paragraph-properties fo:margin-left="-0.009cm" fo:margin-right="0cm" fo:margin-top="0cm" fo:margin-bottom="0.09cm" style:contextual-spacing="false" fo:line-height="110%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1" style:family="paragraph" style:parent-style-name="Standard">
      <style:paragraph-properties fo:margin-left="-0.009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2" style:family="paragraph" style:parent-style-name="Standard">
      <style:paragraph-properties fo:margin-left="-0.009cm" fo:margin-right="0cm" fo:margin-top="0cm" fo:margin-bottom="0.205cm" style:contextual-spacing="false" fo:line-height="108%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3" style:family="paragraph" style:parent-style-name="Standard">
      <style:paragraph-properties fo:margin-left="0.018cm" fo:margin-right="0cm" fo:margin-top="0cm" fo:margin-bottom="0.485cm" style:contextual-spacing="false" fo:line-height="110%" fo:text-align="center" style:justify-single-word="false" fo:text-indent="-0.018cm" style:auto-text-indent="false"/>
      <style:text-properties style:font-name="DejaVu Serif" fo:font-size="7pt" style:font-size-asian="7pt" style:font-size-complex="7pt"/>
    </style:style>
    <style:style style:name="P14" style:family="paragraph" style:parent-style-name="Standard">
      <style:paragraph-properties fo:margin-left="0.018cm" fo:margin-right="0cm" fo:margin-top="0cm" fo:margin-bottom="0.485cm" style:contextual-spacing="false" fo:line-height="110%" fo:text-align="center" style:justify-single-word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5" style:family="paragraph" style:parent-style-name="Standard">
      <style:paragraph-properties fo:margin-left="0.018cm" fo:margin-right="0cm" fo:margin-top="0cm" fo:margin-bottom="0cm" style:contextual-spacing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6" style:family="paragraph" style:parent-style-name="Standard">
      <style:paragraph-properties fo:margin-left="0.018cm" fo:margin-right="0cm" fo:margin-top="0cm" fo:margin-bottom="0.122cm" style:contextual-spacing="false" fo:text-indent="-0.018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7" style:family="paragraph" style:parent-style-name="Standard">
      <style:paragraph-properties fo:margin-left="0.582cm" fo:margin-right="0cm" fo:margin-top="0cm" fo:margin-bottom="0.205cm" style:contextual-spacing="false" fo:line-height="108%" fo:text-indent="-0.018cm" style:auto-text-indent="false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Standard">
      <style:paragraph-properties fo:margin-top="0cm" fo:margin-bottom="0cm" style:contextual-spacing="false" fo:line-height="100%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17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1.947cm" style:type="center"/>
        </style:tab-stops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paragraph-rsid="00129add"/>
    </style:style>
    <style:style style:name="P27" style:family="paragraph" style:parent-style-name="Standard">
      <style:paragraph-properties fo:margin-top="0cm" fo:margin-bottom="0cm" style:contextual-spacing="false"/>
      <style:text-properties style:font-name="DejaVu Serif" fo:font-size="7pt" style:font-size-asian="7pt" style:font-size-complex="7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size-asian="7pt" style:font-size-complex="7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style:font-name="DejaVu Serif" fo:font-size="7pt" style:font-size-asian="7pt" style:font-size-complex="7pt"/>
    </style:style>
    <style:style style:name="P32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32cm" style:type="center"/>
        </style:tab-stops>
      </style:paragraph-properties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19803d" officeooo:paragraph-rsid="0019803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15103" officeooo:paragraph-rsid="00215103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15103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officeooo:rsid="00215103" officeooo:paragraph-rsid="00215103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officeooo:rsid="00233c2d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rsid="00233c2d" officeooo:paragraph-rsid="00233c2d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1.947cm" style:type="center"/>
        </style:tab-stops>
      </style:paragraph-properties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5.659cm" style:type="center"/>
          <style:tab-stop style:position="7.856cm" style:type="right"/>
        </style:tab-stops>
      </style:paragraph-properties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>
        <style:tab-stops>
          <style:tab-stop style:position="2.91cm" style:type="right"/>
        </style:tab-stops>
      </style:paragraph-properties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style:font-weight-complex="bold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style:font-style-complex="italic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/>
      <style:text-properties style:font-name="DejaVu Serif" fo:font-size="7pt" style:font-name-asian="Cambria1" style:font-size-asian="7pt" style:font-name-complex="Cambria1" style:font-size-complex="7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name-asian="Cambria1" style:font-size-asian="7pt" style:font-name-complex="Cambria1" style:font-size-complex="7pt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style:font-name-asian="Cambria1" style:font-size-asian="7pt" style:font-name-complex="Cambria1" style:font-size-complex="7pt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/>
      <style:text-properties style:font-name="DejaVu Serif" fo:font-size="7pt" officeooo:rsid="001413c2" officeooo:paragraph-rsid="001413c2" style:font-name-asian="Cambria1" style:font-size-asian="7pt" style:font-name-complex="Cambria1" style:font-size-complex="7pt"/>
    </style:style>
    <style:style style:name="P57" style:family="paragraph" style:parent-style-name="Standard">
      <style:paragraph-properties fo:margin-top="0cm" fo:margin-bottom="0cm" style:contextual-spacing="false"/>
      <style:text-properties style:font-name="DejaVu Serif" fo:font-size="7pt" officeooo:rsid="001701d3" officeooo:paragraph-rsid="001701d3" style:font-name-asian="Cambria1" style:font-size-asian="7pt" style:font-name-complex="Cambria1" style:font-size-complex="7pt"/>
    </style:style>
    <style:style style:name="P58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caedb" style:font-name-asian="Cambria1" style:font-size-asian="7pt" style:font-name-complex="Cambria1" style:font-size-complex="7pt"/>
    </style:style>
    <style:style style:name="P59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ec94e" style:font-name-asian="Cambria1" style:font-size-asian="7pt" style:font-name-complex="Cambria1" style:font-size-complex="7pt"/>
    </style:style>
    <style:style style:name="P60" style:family="paragraph" style:parent-style-name="Standard">
      <style:paragraph-properties fo:margin-top="0cm" fo:margin-bottom="0cm" style:contextual-spacing="false"/>
      <style:text-properties style:font-name="DejaVu Serif" fo:font-size="7pt" officeooo:rsid="001caedb" officeooo:paragraph-rsid="001fca5b" style:font-name-asian="Cambria1" style:font-size-asian="7pt" style:font-name-complex="Cambria1" style:font-size-complex="7pt"/>
    </style:style>
    <style:style style:name="P61" style:family="paragraph" style:parent-style-name="Standard">
      <style:paragraph-properties fo:margin-top="0cm" fo:margin-bottom="0cm" style:contextual-spacing="false"/>
      <style:text-properties style:font-name="DejaVu Serif" fo:font-size="7pt" officeooo:rsid="001ce39a" officeooo:paragraph-rsid="001ce39a" style:font-name-asian="Cambria1" style:font-size-asian="7pt" style:font-name-complex="Cambria1" style:font-size-complex="7pt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P63" style:family="paragraph" style:parent-style-name="Standard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Text_20_body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style:font-name="DejaVu Serif" fo:font-size="7pt" style:font-size-asian="7pt" style:font-size-complex="7pt"/>
    </style:style>
    <style:style style:name="P69" style:family="paragraph" style:parent-style-name="Text_20_body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P70" style:family="paragraph" style:parent-style-name="Standard">
      <style:paragraph-properties fo:margin-left="0cm" fo:margin-right="0.161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.161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cm" fo:margin-bottom="0.314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-0.009cm" fo:margin-right="-0.026cm" fo:margin-top="0cm" fo:margin-bottom="0cm" style:contextual-spacing="false" fo:line-height="110%" fo:text-align="justify" style:justify-single-word="false" fo:text-indent="-0.018cm" style:auto-text-indent="false"/>
      <style:text-properties style:font-name="DejaVu Serif" fo:font-size="7pt" style:font-size-asian="7pt" style:font-size-complex="7pt"/>
    </style:style>
    <style:style style:name="P75" style:family="paragraph" style:parent-style-name="Standard">
      <style:paragraph-properties fo:margin-left="-0.009cm" fo:margin-right="-0.026cm" fo:margin-top="0cm" fo:margin-bottom="0cm" style:contextual-spacing="false" fo:line-height="110%" fo:text-align="justify" style:justify-single-word="false" fo:text-indent="-0.018cm" style:auto-text-indent="false"/>
    </style:style>
    <style:style style:name="P76" style:family="paragraph" style:parent-style-name="Standard">
      <style:paragraph-properties fo:margin-left="0.23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left="0.23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3.747cm" fo:margin-right="0cm" fo:margin-top="0cm" fo:margin-bottom="0cm" style:contextual-spacing="false" fo:text-indent="1.249cm" style:auto-text-indent="false"/>
      <style:text-properties style:font-name="DejaVu Serif" fo:font-size="7pt" style:font-size-asian="7pt" style:font-size-complex="7pt"/>
    </style:style>
    <style:style style:name="P79" style:family="paragraph" style:parent-style-name="Standard">
      <style:paragraph-properties fo:margin-left="3.747cm" fo:margin-right="0cm" fo:margin-top="0cm" fo:margin-bottom="0cm" style:contextual-spacing="false" fo:text-indent="1.249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80" style:family="paragraph" style:parent-style-name="Standard">
      <style:paragraph-properties fo:margin-left="0.29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left="0.298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left="0.298cm" fo:margin-right="0cm" fo:margin-top="0cm" fo:margin-bottom="0.062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margin-left="0.298cm" fo:margin-right="1.916cm" fo:margin-top="0cm" fo:margin-bottom="0.111cm" style:contextual-spacing="false" fo:line-height="103%" fo:text-align="justify" style:justify-single-word="false" fo:text-indent="-0.298cm" style:auto-text-indent="false"/>
    </style:style>
    <style:style style:name="P84" style:family="paragraph" style:parent-style-name="Standard">
      <style:paragraph-properties fo:margin-top="0cm" fo:margin-bottom="0.464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P86" style:family="paragraph" style:parent-style-name="Standard">
      <style:text-properties style:font-name="DejaVu Serif" fo:font-size="7pt" fo:font-style="italic" style:font-size-asian="7pt" style:font-style-asian="italic" style:font-size-complex="7pt" style:font-style-complex="italic"/>
    </style:style>
    <style:style style:name="P87" style:family="paragraph" style:parent-style-name="Standard">
      <style:text-properties style:font-name="DejaVu Serif" fo:font-size="7pt" style:font-name-asian="Cambria1" style:font-size-asian="7pt" style:font-name-complex="Cambria1" style:font-size-complex="7pt"/>
    </style:style>
    <style:style style:name="P88" style:family="paragraph" style:parent-style-name="Standard">
      <style:paragraph-properties fo:line-height="100%"/>
      <style:text-properties style:font-name="DejaVu Serif" fo:font-size="7pt" style:font-name-asian="Cambria1" style:font-size-asian="7pt" style:font-name-complex="Cambria1" style:font-size-complex="7pt"/>
    </style:style>
    <style:style style:name="P89" style:family="paragraph" style:parent-style-name="Standard">
      <style:paragraph-properties fo:margin-left="3.747cm" fo:margin-right="0cm" fo:margin-top="0cm" fo:margin-bottom="0cm" style:contextual-spacing="false" fo:line-height="100%" fo:text-indent="0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90" style:family="paragraph" style:parent-style-name="Standard">
      <style:paragraph-properties fo:margin-left="3.747cm" fo:margin-right="0cm" fo:line-height="100%" fo:text-indent="0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91" style:family="paragraph" style:parent-style-name="Standard">
      <style:paragraph-properties fo:margin-left="0cm" fo:margin-right="0.166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left="0.134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left="0.436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left="0.138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top="0cm" fo:margin-bottom="0.277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top="0cm" fo:margin-bottom="0.316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8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 style:vertical-align="middle"/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top="0.101cm" fo:margin-bottom="0.10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left="-0.009cm" fo:margin-right="0cm" fo:margin-top="0cm" fo:margin-bottom="0cm" style:contextual-spacing="false" fo:line-height="110%" fo:text-indent="1.258cm" style:auto-text-indent="false"/>
      <style:text-properties style:font-name="DejaVu Serif" fo:font-size="7pt" style:font-size-asian="7pt" style:font-size-complex="7pt"/>
    </style:style>
    <style:style style:name="P101" style:family="paragraph" style:parent-style-name="Standard">
      <style:paragraph-properties fo:margin-left="-0.009cm" fo:margin-right="0cm" fo:margin-top="0cm" fo:margin-bottom="0.492cm" style:contextual-spacing="false" fo:line-height="110%" fo:text-indent="1.258cm" style:auto-text-indent="false"/>
      <style:text-properties style:font-name="DejaVu Serif" fo:font-size="7pt" style:font-size-asian="7pt" style:font-size-complex="7pt"/>
    </style:style>
    <style:style style:name="P102" style:family="paragraph" style:parent-style-name="Standard">
      <style:paragraph-properties fo:margin-left="0.316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3" style:family="paragraph" style:parent-style-name="Standard">
      <style:paragraph-properties fo:margin-left="2.408cm" fo:margin-right="0cm" fo:margin-top="0cm" fo:margin-bottom="0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4" style:family="paragraph" style:parent-style-name="Standard">
      <style:paragraph-properties fo:margin-left="2.11cm" fo:margin-right="0cm" fo:margin-top="0cm" fo:margin-bottom="0.122cm" style:contextual-spacing="false" fo:line-height="110%" fo:text-indent="-0.018cm" style:auto-text-indent="false"/>
      <style:text-properties style:font-name="DejaVu Serif" fo:font-size="7pt" style:font-size-asian="7pt" style:font-size-complex="7pt"/>
    </style:style>
    <style:style style:name="P105" style:family="paragraph" style:parent-style-name="Standard">
      <style:paragraph-properties fo:margin-left="4.995cm" fo:margin-right="0cm" fo:margin-top="0cm" fo:margin-bottom="0cm" style:contextual-spacing="false" fo:text-indent="1.249cm" style:auto-text-indent="false"/>
      <style:text-properties style:font-name="DejaVu Serif" fo:font-size="7pt" style:font-name-asian="Cambria1" style:font-size-asian="7pt" style:font-name-complex="Cambria1" style:font-size-complex="7pt"/>
    </style:style>
    <style:style style:name="P106" style:family="paragraph" style:parent-style-name="Heading_20_1">
      <style:paragraph-properties fo:margin-left="-0.009cm" fo:margin-right="0cm" fo:margin-top="0cm" fo:margin-bottom="0.053cm" style:contextual-spacing="false" fo:text-indent="-0.018cm" style:auto-text-indent="false"/>
      <style:text-properties style:font-name="DejaVu Serif" fo:font-size="7pt" style:font-size-asian="7pt" style:font-size-complex="7pt"/>
    </style:style>
    <style:style style:name="P107" style:family="paragraph" style:parent-style-name="Heading_20_1">
      <style:paragraph-properties fo:margin-left="-0.009cm" fo:margin-right="0cm" fo:margin-top="0cm" fo:margin-bottom="0.053cm" style:contextual-spacing="false" fo:line-height="100%" fo:text-align="start" style:justify-single-word="false" fo:orphans="0" fo:widows="0" fo:hyphenation-ladder-count="no-limit" fo:text-indent="-0.018cm" style:auto-text-indent="false"/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 fo:hyphenate="false" fo:hyphenation-remain-char-count="2" fo:hyphenation-push-char-count="2" loext:hyphenation-no-caps="false"/>
    </style:style>
    <style:style style:name="P108" style:family="paragraph" style:parent-style-name="Standard" style:master-page-name="Standard">
      <style:paragraph-properties fo:margin-left="0.379cm" fo:margin-right="0cm" fo:margin-top="0cm" fo:margin-bottom="0cm" style:contextual-spacing="false" fo:text-indent="-0.018cm" style:auto-text-indent="false" style:page-number="auto"/>
      <style:text-properties style:font-name="DejaVu Serif" fo:font-size="7pt" fo:font-weight="bold" style:font-name-asian="Cambria1" style:font-size-asian="7pt" style:font-weight-asian="bold" style:font-name-complex="Cambria1" style:font-size-complex="7pt"/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name-asian="Cambria1" style:font-size-asian="7pt" style:font-name-complex="Cambria1" style:font-size-complex="7pt"/>
    </style:style>
    <style:style style:name="P110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officeooo:paragraph-rsid="00249930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top="0cm" fo:margin-bottom="0cm" style:contextual-spacing="false" fo:line-height="108%" fo:text-align="start" style:justify-single-word="false" fo:orphans="0" fo:widows="0" fo:hyphenation-ladder-count="no-limit"/>
      <style:text-properties style:font-name="DejaVu Serif" fo:font-size="7pt" fo:language="fr" fo:country="FR" officeooo:rsid="00252939" officeooo:paragraph-rsid="00252939" style:letter-kerning="false" style:font-name-asian="Cambria1" style:font-size-asian="7pt" style:language-asian="fr" style:country-asian="FR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top="0cm" fo:margin-bottom="0cm" style:contextual-spacing="false"/>
      <style:text-properties style:font-name="DejaVu Serif" fo:font-size="7pt" style:font-size-asian="7pt" style:font-size-complex="7pt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DejaVu Serif" fo:font-size="7pt" style:font-size-asian="7pt" style:font-size-complex="7pt"/>
    </style:style>
    <style:style style:name="P1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DejaVu Serif" fo:font-size="7pt" style:font-size-asian="7pt" style:font-size-complex="7pt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cm" fo:margin-bottom="0cm" style:contextual-spacing="false">
        <style:tab-stops>
          <style:tab-stop style:position="2.277cm" style:type="center"/>
          <style:tab-stop style:position="4.844cm" style:type="center"/>
        </style:tab-stops>
      </style:paragraph-properties>
    </style:style>
    <style:style style:name="P118" style:family="paragraph" style:parent-style-name="Standard">
      <style:text-properties style:font-name="DejaVu Serif" fo:font-size="7pt" officeooo:paragraph-rsid="00249930" style:font-name-asian="Cambria1" style:font-size-asian="7pt" style:font-name-complex="Cambria1" style:font-size-complex="7pt"/>
    </style:style>
    <style:style style:name="P119" style:family="paragraph" style:parent-style-name="Standard">
      <style:paragraph-properties fo:margin-left="3.747cm" fo:margin-right="0cm" fo:text-indent="1.249cm" style:auto-text-indent="false"/>
      <style:text-properties style:font-name="DejaVu Serif" fo:font-size="7pt" officeooo:paragraph-rsid="00249930" style:font-name-asian="Cambria1" style:font-size-asian="7pt" style:font-name-complex="Cambria1" style:font-size-complex="7pt"/>
    </style:style>
    <style:style style:name="P120" style:family="paragraph" style:parent-style-name="Standard">
      <style:paragraph-properties fo:margin-top="0cm" fo:margin-bottom="0.51cm" style:contextual-spacing="false" fo:line-height="100%" fo:text-align="start" style:justify-single-word="false" fo:orphans="0" fo:widows="0" fo:hyphenation-ladder-count="no-limit"/>
      <style:text-properties fo:color="#000000" loext:opacity="100%" style:font-name="DejaVu Serif" fo:font-size="7pt" fo:language="fr" fo:country="FR" fo:font-weight="bold" officeooo:paragraph-rsid="00249930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style:font-name="DejaVu Serif" fo:font-size="7pt" style:font-name-asian="Cambria1" style:font-size-asian="7pt" style:font-name-complex="Cambria1" style:font-size-complex="7pt"/>
    </style:style>
    <style:style style:name="T2" style:family="text">
      <style:text-properties style:font-name="DejaVu Serif" fo:font-size="7pt" officeooo:rsid="00129add" style:font-name-asian="Cambria1" style:font-size-asian="7pt" style:font-name-complex="Cambria1" style:font-size-complex="7pt"/>
    </style:style>
    <style:style style:name="T3" style:family="text">
      <style:text-properties style:font-name="DejaVu Serif" fo:font-size="7pt" style:font-size-asian="7pt" style:font-size-complex="7pt"/>
    </style:style>
    <style:style style:name="T4" style:family="text"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/>
    </style:style>
    <style:style style:name="T5" style:family="text">
      <style:text-properties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 style:font-style-complex="italic"/>
    </style:style>
    <style:style style:name="T6" style:family="text">
      <style:text-properties style:font-name="DejaVu Serif" fo:font-size="7pt" fo:language="fr" fo:country="FR" fo:font-style="italic" style:letter-kerning="false" style:font-size-asian="7pt" style:language-asian="fr" style:country-asian="FR" style:font-style-asian="italic" style:font-size-complex="7pt" style:language-complex="ar" style:country-complex="SA" style:font-style-complex="italic"/>
    </style:style>
    <style:style style:name="T7" style:family="text">
      <style:text-properties style:font-name="DejaVu Serif" fo:font-size="7pt" fo:language="fr" fo:country="FR" fo:font-style="italic" fo:font-weight="bold" style:letter-kerning="false" style:font-name-asian="Cambria1" style:font-size-asian="7pt" style:language-asian="fr" style:country-asian="FR" style:font-style-asian="italic" style:font-weight-asian="bold" style:font-name-complex="Cambria1" style:font-size-complex="7pt" style:language-complex="ar" style:country-complex="SA" style:font-style-complex="italic" style:font-weight-complex="bold"/>
    </style:style>
    <style:style style:name="T8" style:family="text">
      <style:text-properties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/>
    </style:style>
    <style:style style:name="T9" style:family="text"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T10" style:family="text">
      <style:text-properties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 style:font-weight-complex="bold"/>
    </style:style>
    <style:style style:name="T11" style:family="text">
      <style:text-properties style:font-name="DejaVu Serif" fo:font-size="7pt" fo:language="fr" fo:country="FR" style:letter-kerning="false" style:font-size-asian="7pt" style:language-asian="fr" style:country-asian="FR" style:font-size-complex="7pt" style:language-complex="ar" style:country-complex="SA"/>
    </style:style>
    <style:style style:name="T12" style:family="text">
      <style:text-properties style:font-name="DejaVu Serif" fo:font-size="7pt" fo:font-style="italic" style:font-name-asian="Cambria1" style:font-size-asian="7pt" style:font-style-asian="italic" style:font-name-complex="Cambria1" style:font-size-complex="7pt"/>
    </style:style>
    <style:style style:name="T13" style:family="text">
      <style:text-properties style:font-name="DejaVu Serif" fo:font-size="7pt" fo:font-style="italic" style:font-name-asian="Cambria1" style:font-size-asian="7pt" style:font-style-asian="italic" style:font-name-complex="Cambria1" style:font-size-complex="7pt" style:font-style-complex="italic"/>
    </style:style>
    <style:style style:name="T14" style:family="text">
      <style:text-properties style:font-name="DejaVu Serif" fo:font-size="7pt" fo:font-style="italic" style:font-size-asian="7pt" style:font-style-asian="italic" style:font-size-complex="7pt" style:font-style-complex="italic"/>
    </style:style>
    <style:style style:name="T15" style:family="text">
      <style:text-properties style:font-name="DejaVu Serif" fo:font-size="7pt" fo:font-style="italic" fo:font-weight="normal" style:font-size-asian="7pt" style:font-style-asian="italic" style:font-weight-asian="normal" style:font-size-complex="7pt" style:font-style-complex="italic" style:font-weight-complex="bold"/>
    </style:style>
    <style:style style:name="T16" style:family="text">
      <style:text-properties fo:color="#000000" loext:opacity="100%" style:font-name="DejaVu Serif" fo:font-size="7pt" fo:language="fr" fo:country="FR" style:letter-kerning="false" style:font-name-asian="Cambria1" style:font-size-asian="7pt" style:language-asian="fr" style:country-asian="FR" style:font-name-complex="Cambria1" style:font-size-complex="7pt" style:language-complex="ar" style:country-complex="SA"/>
    </style:style>
    <style:style style:name="T17" style:family="text">
      <style:text-properties fo:color="#000000" loext:opacity="100%" style:font-name="DejaVu Serif" fo:font-size="7pt" fo:language="fr" fo:country="FR" fo:font-weight="bold" style:letter-kerning="false" style:font-name-asian="Cambria1" style:font-size-asian="7pt" style:language-asian="fr" style:country-asian="FR" style:font-weight-asian="bold" style:font-name-complex="Cambria1" style:font-size-complex="7pt" style:language-complex="ar" style:country-complex="SA"/>
    </style:style>
    <style:style style:name="T18" style:family="text">
      <style:text-properties fo:color="#000000" loext:opacity="100%" style:font-name="DejaVu Serif" fo:font-size="7pt" fo:language="fr" fo:country="FR" fo:font-style="italic" style:letter-kerning="false" style:font-name-asian="Cambria1" style:font-size-asian="7pt" style:language-asian="fr" style:country-asian="FR" style:font-style-asian="italic" style:font-name-complex="Cambria1" style:font-size-complex="7pt" style:language-complex="ar" style:country-complex="SA"/>
    </style:style>
    <style:style style:name="T19" style:family="text">
      <style:text-properties officeooo:rsid="001ce39a"/>
    </style:style>
    <style:style style:name="T20" style:family="text">
      <style:text-properties officeooo:rsid="001ec94e"/>
    </style:style>
    <style:style style:name="T21" style:family="text">
      <style:text-properties officeooo:rsid="001fca5b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6pt" officeooo:rsid="001fca5b" style:font-size-asian="6pt" style:font-size-complex="6pt"/>
    </style:style>
    <style:style style:name="T24" style:family="text">
      <style:text-properties officeooo:rsid="00243a7c"/>
    </style:style>
    <style:style style:name="T25" style:family="text">
      <style:text-properties fo:language="fr" fo:country="FR" style:letter-kerning="false" style:font-name-asian="Cambria1" style:language-asian="fr" style:country-asian="FR" style:font-name-complex="Cambria1" style:language-complex="ar" style:country-complex="SA"/>
    </style:style>
    <style:style style:name="T26" style:family="text">
      <style:text-properties style:font-name-asian="Cambria1" style:font-name-complex="Cambri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3">
          <style:column style:rel-width="21845*" fo:start-indent="0cm" fo:end-indent="0.584cm"/>
          <style:column style:rel-width="21845*" fo:start-indent="0.584cm" fo:end-indent="0.584cm"/>
          <style:column style:rel-width="21845*" fo:start-indent="0.58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8">GNU Emacs Reference Card Reloaded</text:p>
        <text:p text:style-name="P14">(for version 27)</text:p>
        <text:p text:style-name="P17"><draw:frame draw:style-name="fr1" draw:name="Picture 13047" text:anchor-type="as-char" svg:width="0.236cm" svg:height="0.22cm" draw:z-index="0"><draw:image xlink:href="Pictures/100002010000001C0000001A2E725AB554972CC1.png" xlink:type="simple" xlink:show="embed" xlink:actuate="onLoad" draw:mime-type="image/png"/></draw:frame><text:span text:style-name="T1">2020 Free Software Foundation, Inc. Permissions on back. @2020 F. Nicol for ext.</text:span></text:p>
        <text:p text:style-name="P13"/>
        <text:h text:style-name="P1" text:outline-level="1">Starting Emacs</text:h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table:number-columns-spanned="2" office:value-type="string">
              <text:p text:style-name="P20"><text:span text:style-name="T5">To enter GNU Emacs 27, just type its name: </text:span><text:span text:style-name="T6">emacs</text:span></text:p>
            </table:table-cell>
            <table:covered-table-cell/>
          </table:table-row>
          <table:table-row table:style-name="Tableau1.2">
            <table:table-cell table:style-name="Tableau1.A2" office:value-type="string">
              <text:p text:style-name="P46">Leaving Emacs</text:p>
            </table:table-cell>
            <table:table-cell table:style-name="Tableau1.A1" office:value-type="string">
              <text:p text:style-name="P29"/>
            </table:table-cell>
          </table:table-row>
          <table:table-row table:style-name="Tableau1.3">
            <table:table-cell table:style-name="Tableau1.A1" office:value-type="string">
              <text:p text:style-name="P33">suspend Emacs (or iconify it under X)</text:p>
            </table:table-cell>
            <table:table-cell table:style-name="Tableau1.A2" office:value-type="string">
              <text:p text:style-name="P33">C-z</text:p>
            </table:table-cell>
          </table:table-row>
          <table:table-row table:style-name="Tableau1.4">
            <table:table-cell table:style-name="Tableau1.A1" office:value-type="string">
              <text:p text:style-name="P84">exit Emacs permanently</text:p>
              <text:p text:style-name="P46">Files</text:p>
            </table:table-cell>
            <table:table-cell table:style-name="Tableau1.A1" office:value-type="string">
              <text:p text:style-name="P43">C-x C-c</text:p>
            </table:table-cell>
          </table:table-row>
          <table:table-row table:style-name="Tableau1.3">
            <table:table-cell table:style-name="Tableau1.A1" office:value-type="string">
              <text:p text:style-name="P33">read a file into Emacs</text:p>
            </table:table-cell>
            <table:table-cell table:style-name="Tableau1.A2" office:value-type="string">
              <text:p text:style-name="P35">C-x C-f</text:p>
            </table:table-cell>
          </table:table-row>
          <table:table-row table:style-name="Tableau1.6">
            <table:table-cell table:style-name="Tableau1.A1" office:value-type="string">
              <text:p text:style-name="P38">open file at (relative or abs.) point</text:p>
              <text:p text:style-name="P39">open file at (relative or abs.) point</text:p>
              <text:p text:style-name="P42">in another window</text:p>
              <text:p text:style-name="P33">save a file back to disk</text:p>
            </table:table-cell>
            <table:table-cell table:style-name="Tableau1.A1" office:value-type="string">
              <text:p text:style-name="P40">M-x ffap</text:p>
              <text:p text:style-name="P41">M-x ffaow</text:p>
              <text:p text:style-name="P35">C-x C-s</text:p>
            </table:table-cell>
          </table:table-row>
          <table:table-row table:style-name="Tableau1.6">
            <table:table-cell table:style-name="Tableau1.A1" office:value-type="string">
              <text:p text:style-name="P33">save all files</text:p>
            </table:table-cell>
            <table:table-cell table:style-name="Tableau1.A1" office:value-type="string">
              <text:p text:style-name="P33">C-x s</text:p>
            </table:table-cell>
          </table:table-row>
          <table:table-row table:style-name="Tableau1.6">
            <table:table-cell table:style-name="Tableau1.A1" office:value-type="string">
              <text:p text:style-name="P33">insert contents of another file into this buffer</text:p>
            </table:table-cell>
            <table:table-cell table:style-name="Tableau1.A1" office:value-type="string">
              <text:p text:style-name="P33">C-x i</text:p>
            </table:table-cell>
          </table:table-row>
          <table:table-row table:style-name="Tableau1.6">
            <table:table-cell table:style-name="Tableau1.A1" office:value-type="string">
              <text:p text:style-name="P33">replace this file with the file you really want</text:p>
            </table:table-cell>
            <table:table-cell table:style-name="Tableau1.A1" office:value-type="string">
              <text:p text:style-name="P35">C-x C-v</text:p>
            </table:table-cell>
          </table:table-row>
          <table:table-row table:style-name="Tableau1.6">
            <table:table-cell table:style-name="Tableau1.A1" office:value-type="string">
              <text:p text:style-name="P33">write buffer to a specified file</text:p>
            </table:table-cell>
            <table:table-cell table:style-name="Tableau1.A1" office:value-type="string">
              <text:p text:style-name="P35">C-x C-w</text:p>
            </table:table-cell>
          </table:table-row>
          <table:table-row table:style-name="Tableau1.11">
            <table:table-cell table:style-name="Tableau1.A1" office:value-type="string">
              <text:p text:style-name="P33">toggle read-only status of buffer</text:p>
              <text:p text:style-name="P29"/>
            </table:table-cell>
            <table:table-cell table:style-name="Tableau1.A1" office:value-type="string">
              <text:p text:style-name="P35">C-x C-q</text:p>
            </table:table-cell>
          </table:table-row>
        </table:table>
        <text:h text:style-name="P4" text:outline-level="1">Getting Help</text:h>
        <text:p text:style-name="P85">The help system is simple. Type C-h (or F1) and follow the directions. If you are a first-time user, type C-h t for a tutorial. </text:p>
        <text:p text:style-name="P54">remove help window<text:tab/><text:tab/><text:tab/>C-x 1 </text:p>
        <text:p text:style-name="P54">scroll help window<text:tab/><text:tab/><text:tab/><text:tab/>C-M-v </text:p>
        <text:p text:style-name="P54">apropos: show commands matching a string <text:tab/>C-h a </text:p>
        <text:p text:style-name="P54">describe the function a key runs <text:tab/><text:tab/>C-h k </text:p>
        <text:p text:style-name="P54">describe a function<text:tab/><text:tab/><text:tab/><text:tab/>C-h f </text:p>
        <text:p text:style-name="P87">get mode-specific information <text:tab/><text:tab/>C-h m </text:p>
        <text:h text:style-name="P4" text:outline-level="1">Error Recovery</text:h>
        <text:p text:style-name="P54">abort partially typed or executing command <text:tab/>C-g </text:p>
        <text:p text:style-name="P54">recover files lost by a system crash <text:tab/> <text:s text:c="3"/>M-x recover-session</text:p>
        <text:p text:style-name="P54">undo an unwanted change <text:tab/><text:tab/> <text:s text:c="5"/>C-x u, C-_ or C-/ </text:p>
        <text:p text:style-name="P54">restore a buffer to its original contents <text:tab/> <text:s text:c="3"/>M-x revert-buffer </text:p>
        <text:p text:style-name="Standard"><text:span text:style-name="T1">redraw garbaged screen <text:tab/><text:tab/><text:tab/>C-l</text:span><text:span text:style-name="T3"> </text:span></text:p>
        <text:h text:style-name="P4" text:outline-level="1">Search</text:h>
        <text:p text:style-name="P62">Incremental search</text:p>
        <text:p text:style-name="P54">search forward<text:tab/><text:tab/><text:tab/><text:tab/>C-s </text:p>
        <text:p text:style-name="P54">search backward<text:tab/><text:tab/><text:tab/><text:tab/>C-r</text:p>
        <text:p text:style-name="P54">regular expression search<text:tab/><text:tab/><text:tab/>C-M-s </text:p>
        <text:p text:style-name="P54">reverse regular expression search<text:tab/><text:tab/>C-M-r </text:p>
        <text:p text:style-name="P54">select previous search string<text:tab/><text:tab/><text:tab/>M-p </text:p>
        <text:p text:style-name="P54">select next later search string<text:tab/><text:tab/>M-n </text:p>
        <text:p text:style-name="P54">exit incremental search<text:tab/><text:tab/><text:tab/>RET </text:p>
        <text:p text:style-name="P54">undo effect of last character<text:tab/><text:tab/><text:tab/>DEL </text:p>
        <text:p text:style-name="P54">abort current search<text:tab/><text:tab/><text:tab/>C-g</text:p>
        <text:p text:style-name="P28"/>
        <text:p text:style-name="P62">Use C-s or C-r again to repeat the search in either direction. If Emacs is still searching, C-g cancels only the part not matched.</text:p>
        <text:p text:style-name="P28"/>
        <text:p text:style-name="P62">Occur search</text:p>
        <text:p text:style-name="P28"/>
        <text:p text:style-name="P54">List occurrences<text:tab/><text:tab/><text:tab/><text:tab/>M-s o</text:p>
        <text:p text:style-name="P62">(creates new window)</text:p>
        <text:p text:style-name="P54">List occurrences of word at point<text:tab/><text:tab/>M-s <text:s/>.</text:p>
        <text:p text:style-name="P28"/>
        <text:p text:style-name="P62">Miscellaneous</text:p>
        <text:p text:style-name="P54">Toggle case sensitivity of <text:s/>search<text:tab/><text:tab/>M-x </text:p>
        <text:p text:style-name="P89">toggle-case-fold-search</text:p>
        <text:p text:style-name="P28"/>
        <text:h text:style-name="P1" text:outline-level="1">Dired (C-x d)</text:h>
        <text:p text:style-name="P28"><text:span text:style-name="T26">Go to next/previous entry<text:tab/><text:tab/><text:tab/>n / p</text:span></text:p>
        <text:p text:style-name="P54">Create directory<text:tab/><text:tab/><text:tab/><text:tab/>+</text:p>
        <text:p text:style-name="P54">Cd up<text:tab/><text:tab/><text:tab/><text:tab/><text:tab/>^</text:p>
        <text:p text:style-name="P54">Open file<text:tab/><text:tab/><text:tab/><text:tab/><text:tab/>RET / f</text:p>
        <text:p text:style-name="P54">Open file in other window<text:tab/><text:tab/><text:tab/>o</text:p>
        <text:p text:style-name="P54">Open file in other windows, no select<text:tab/><text:tab/>C-o</text:p>
        <text:p text:style-name="P54">Mark entry<text:tab/><text:tab/><text:tab/><text:tab/>m</text:p>
        <text:p text:style-name="P54">Mark entry defined by regexp<text:tab/><text:tab/><text:tab/>%m</text:p>
        <text:p text:style-name="P54">Mark all files by grep-ing content<text:tab/><text:tab/>%g</text:p>
        <text:p text:style-name="P54">Flag entry for deletion<text:tab/><text:tab/><text:tab/>d</text:p>
        <text:p text:style-name="P54">Flag entry defined by regexp<text:tab/><text:tab/><text:tab/>%d</text:p>
        <text:p text:style-name="P54">Promp for copy location<text:tab/><text:tab/><text:tab/>C</text:p>
        <text:p text:style-name="P19"><text:span text:style-name="T1">Apply </text:span><text:span text:style-name="T13">mv</text:span><text:span text:style-name="T1"> to entry<text:tab/><text:tab/><text:tab/><text:tab/>R</text:span></text:p>
        <text:p text:style-name="P54">Create hard link<text:tab/><text:tab/><text:tab/><text:tab/>H</text:p>
        <text:p text:style-name="P54">Create symbolic link<text:tab/><text:tab/><text:tab/>S</text:p>
        <text:p text:style-name="P54">Change entry permission<text:tab/><text:tab/><text:tab/>M</text:p>
        <text:p text:style-name="P54">Unflag files<text:tab/><text:tab/><text:tab/><text:tab/>u</text:p>
        <text:p text:style-name="P54">Confirm and delete flagged entries<text:tab/><text:tab/>x</text:p>
        <text:p text:style-name="P54">Execute a command on selected entries<text:tab/><text:tab/>!</text:p>
        <text:p text:style-name="P19"><text:span text:style-name="T13">Idem</text:span><text:span text:style-name="T1">, asynchronously<text:tab/><text:tab/><text:tab/>&amp;</text:span></text:p>
        <text:p text:style-name="P54">Compare entry to<text:tab/><text:tab/><text:tab/><text:tab/>=</text:p>
        <text:p text:style-name="P54">Query regexp replace in selected entries<text:tab/>Q</text:p>
        <text:p text:style-name="P54">Regexp occur in selected entries</text:p>
        <text:p text:style-name="P28"/>
        <text:h text:style-name="P1" text:outline-level="1">Motion</text:h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columns-spanned="3" office:value-type="string">
              <text:p text:style-name="P47">entity to move over<text:tab/>backward<text:tab/>forward</text:p>
            </table:table-cell>
            <table:covered-table-cell/>
            <table:covered-table-cell/>
          </table:table-row>
          <table:table-row table:style-name="Tableau2.2">
            <table:table-cell table:style-name="Tableau2.A1" table:number-columns-spanned="2" office:value-type="string">
              <text:p text:style-name="P21"><text:span text:style-name="T9">character<text:tab/></text:span><text:span text:style-name="T11">C-b</text:span></text:p>
            </table:table-cell>
            <table:covered-table-cell/>
            <table:table-cell table:style-name="Tableau2.A1" office:value-type="string">
              <text:p text:style-name="P91">C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word<text:tab/></text:span><text:span text:style-name="T11">M-b</text:span></text:p>
            </table:table-cell>
            <table:covered-table-cell/>
            <table:table-cell table:style-name="Tableau2.A1" office:value-type="string">
              <text:p text:style-name="P91">M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line<text:tab/></text:span><text:span text:style-name="T11">C-p</text:span></text:p>
            </table:table-cell>
            <table:covered-table-cell/>
            <table:table-cell table:style-name="Tableau2.A1" office:value-type="string">
              <text:p text:style-name="P91">C-n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go to line beginning (or end)<text:tab/></text:span><text:span text:style-name="T11">C-a</text:span></text:p>
            </table:table-cell>
            <table:covered-table-cell/>
            <table:table-cell table:style-name="Tableau2.A1" office:value-type="string">
              <text:p text:style-name="P91">C-e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sentence<text:tab/></text:span><text:span text:style-name="T11">M-a</text:span></text:p>
            </table:table-cell>
            <table:covered-table-cell/>
            <table:table-cell table:style-name="Tableau2.A1" office:value-type="string">
              <text:p text:style-name="P91">M-e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1"><text:span text:style-name="T9">paragraph<text:tab/></text:span><text:span text:style-name="T11">M-{</text:span></text:p>
            </table:table-cell>
            <table:covered-table-cell/>
            <table:table-cell table:style-name="Tableau2.A1" office:value-type="string">
              <text:p text:style-name="P91">M-}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page<text:tab/></text:span><text:span text:style-name="T11">C-x [</text:span></text:p>
            </table:table-cell>
            <table:covered-table-cell/>
            <table:table-cell table:style-name="Tableau2.A1" office:value-type="string">
              <text:p text:style-name="P92">C-x ]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sexp<text:tab/></text:span><text:span text:style-name="T11">C-M-b</text:span></text:p>
            </table:table-cell>
            <table:covered-table-cell/>
            <table:table-cell table:style-name="Tableau2.A1" office:value-type="string">
              <text:p text:style-name="P92">C-M-f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22"><text:span text:style-name="T9">function<text:tab/></text:span><text:span text:style-name="T11">C-M-a</text:span></text:p>
            </table:table-cell>
            <table:covered-table-cell/>
            <table:table-cell table:style-name="Tableau2.A1" office:value-type="string">
              <text:p text:style-name="P92">C-M-e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21"><text:span text:style-name="T9">go to buffer beginning (or end)<text:tab/></text:span><text:span text:style-name="T11">M-&lt;</text:span></text:p>
            </table:table-cell>
            <table:covered-table-cell/>
            <table:table-cell table:style-name="Tableau2.A1" office:value-type="string">
              <text:p text:style-name="P91">M-&gt;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33">scroll to next screen</text:p>
            </table:table-cell>
            <table:covered-table-cell/>
            <table:table-cell table:style-name="Tableau2.A1" office:value-type="string">
              <text:p text:style-name="P44">C-v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to previous screen</text:p>
            </table:table-cell>
            <table:covered-table-cell/>
            <table:table-cell table:style-name="Tableau2.A1" office:value-type="string">
              <text:p text:style-name="P44">M-v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left</text:p>
            </table:table-cell>
            <table:covered-table-cell/>
            <table:table-cell table:style-name="Tableau2.A1" office:value-type="string">
              <text:p text:style-name="P44">C-x &lt;</text:p>
            </table:table-cell>
          </table:table-row>
          <table:table-row table:style-name="Tableau2.1">
            <table:table-cell table:style-name="Tableau2.A1" table:number-columns-spanned="2" office:value-type="string">
              <text:p text:style-name="P33">scroll right</text:p>
            </table:table-cell>
            <table:covered-table-cell/>
            <table:table-cell table:style-name="Tableau2.A1" office:value-type="string">
              <text:p text:style-name="P44">C-x &gt;</text:p>
            </table:table-cell>
          </table:table-row>
          <table:table-row table:style-name="Tableau2.11">
            <table:table-cell table:style-name="Tableau2.A1" table:number-columns-spanned="2" office:value-type="string">
              <text:p text:style-name="P33">scroll current line to center, top, bottom</text:p>
            </table:table-cell>
            <table:covered-table-cell/>
            <table:table-cell table:style-name="Tableau2.A1" office:value-type="string">
              <text:p text:style-name="P44">C-l</text:p>
            </table:table-cell>
          </table:table-row>
          <table:table-row table:style-name="Tableau2.11">
            <table:table-cell table:style-name="Tableau2.A1" office:value-type="string">
              <text:p text:style-name="P34">goto line</text:p>
            </table:table-cell>
            <table:table-cell table:style-name="Tableau2.A1" office:value-type="string">
              <text:p text:style-name="P30"/>
            </table:table-cell>
            <table:table-cell table:style-name="Tableau2.A1" office:value-type="string">
              <text:p text:style-name="P34">M-g g</text:p>
            </table:table-cell>
          </table:table-row>
          <table:table-row table:style-name="Tableau2.1">
            <table:table-cell table:style-name="Tableau2.A1" office:value-type="string">
              <text:p text:style-name="P34">goto char</text:p>
            </table:table-cell>
            <table:table-cell table:style-name="Tableau2.A1" office:value-type="string">
              <text:p text:style-name="P30"/>
            </table:table-cell>
            <table:table-cell table:style-name="Tableau2.A1" office:value-type="string">
              <text:p text:style-name="P34">M-g c</text:p>
            </table:table-cell>
          </table:table-row>
          <table:table-row table:style-name="Tableau2.19">
            <table:table-cell table:style-name="Tableau2.A1" office:value-type="string">
              <text:p text:style-name="P33">back to indentation</text:p>
              <text:p text:style-name="P33">goto prior mark (see Marking)</text:p>
              <text:p text:style-name="P29"/>
              <text:p text:style-name="P50">Killing and Deleting</text:p>
            </table:table-cell>
            <table:table-cell table:style-name="Tableau2.A1" office:value-type="string">
              <text:p text:style-name="P29"/>
            </table:table-cell>
            <table:table-cell table:style-name="Tableau2.A1" office:value-type="string">
              <text:p text:style-name="P33">M-m</text:p>
              <text:p text:style-name="P29">C-u <text:s/>C-SPC</text:p>
            </table:table-cell>
          </table:table-row>
          <table:table-row table:style-name="Tableau2.20">
            <table:table-cell table:style-name="Tableau2.A1" office:value-type="string">
              <text:p text:style-name="P46">entity to kill</text:p>
            </table:table-cell>
            <table:table-cell table:style-name="Tableau2.A1" table:number-columns-spanned="2" office:value-type="string">
              <text:p text:style-name="P48">backward<text:tab/>forward</text:p>
            </table:table-cell>
            <table:covered-table-cell/>
          </table:table-row>
          <table:table-row table:style-name="Tableau2.21">
            <table:table-cell table:style-name="Tableau2.A1" office:value-type="string">
              <text:p text:style-name="P33">character (delete, not kill)</text:p>
            </table:table-cell>
            <table:table-cell table:style-name="Tableau2.A1" table:number-columns-spanned="2" office:value-type="string">
              <text:p text:style-name="P45">DEL<text:tab/>C-d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word</text:p>
            </table:table-cell>
            <table:table-cell table:style-name="Tableau2.A1" table:number-columns-spanned="2" office:value-type="string">
              <text:p text:style-name="P45">M-DEL<text:tab/>M-d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line (to end of)</text:p>
            </table:table-cell>
            <table:table-cell table:style-name="Tableau2.A1" table:number-columns-spanned="2" office:value-type="string">
              <text:p text:style-name="P23"><text:span text:style-name="T6">M-0 C-k</text:span><text:span text:style-name="T11"><text:tab/>C-k</text:span>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sentence</text:p>
            </table:table-cell>
            <table:table-cell table:style-name="Tableau2.A1" table:number-columns-spanned="2" office:value-type="string">
              <text:p text:style-name="P45">C-x DEL<text:tab/>M-k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sexp</text:p>
            </table:table-cell>
            <table:table-cell table:style-name="Tableau2.A1" table:number-columns-spanned="2" office:value-type="string">
              <text:p text:style-name="P44"><text:s text:c="22"/>C-M-k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kill </text:span><text:span text:style-name="T10">region</text:span></text:p>
            </table:table-cell>
            <table:table-cell table:style-name="Tableau2.A1" table:number-columns-spanned="2" office:value-type="string">
              <text:p text:style-name="P71">C-w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copy region to kill ring</text:p>
              <text:p text:style-name="P37">If no region selected, copy line.</text:p>
            </table:table-cell>
            <table:table-cell table:style-name="Tableau2.A1" table:number-columns-spanned="2" office:value-type="string">
              <text:p text:style-name="P71">M-w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kill through next occurrence of </text:span><text:span text:style-name="T4">char</text:span></text:p>
            </table:table-cell>
            <table:table-cell table:style-name="Tableau2.A1" table:number-columns-spanned="2" office:value-type="string">
              <text:p text:style-name="P72"><text:span text:style-name="T11">M-z </text:span><text:span text:style-name="T4">char</text:span>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yank back last thing killed</text:p>
            </table:table-cell>
            <table:table-cell table:style-name="Tableau2.A1" table:number-columns-spanned="2" office:value-type="string">
              <text:p text:style-name="P71">C-y</text:p>
            </table:table-cell>
            <table:covered-table-cell/>
          </table:table-row>
          <table:table-row table:style-name="Tableau2.30">
            <table:table-cell table:style-name="Tableau2.A1" office:value-type="string">
              <text:p text:style-name="P33">replace last yank with previous kill</text:p>
              <text:p text:style-name="P20"><text:span text:style-name="T5"><text:s text:c="3"/>Italicised: disable </text:span><text:span text:style-name="T7">smartparens</text:span><text:span text:style-name="T5"> first.</text:span></text:p>
              <text:p text:style-name="P29"/>
              <text:p text:style-name="P46">Marking</text:p>
            </table:table-cell>
            <table:table-cell table:style-name="Tableau2.A1" table:number-columns-spanned="2" office:value-type="string">
              <text:p text:style-name="P71">M-y</text:p>
              <text:p text:style-name="P70"/>
            </table:table-cell>
            <table:covered-table-cell/>
          </table:table-row>
          <table:table-row table:style-name="Tableau2.31">
            <table:table-cell table:style-name="Tableau2.A1" office:value-type="string">
              <text:p text:style-name="P33">set mark here</text:p>
            </table:table-cell>
            <table:table-cell table:style-name="Tableau2.A1" table:number-columns-spanned="2" office:value-type="string">
              <text:p text:style-name="P25"><text:span text:style-name="T11">C-@ </text:span><text:span text:style-name="T9">or </text:span><text:span text:style-name="T11">C-SPC</text:span>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33">exchange point and mark</text:p>
            </table:table-cell>
            <table:table-cell table:style-name="Tableau2.A1" table:number-columns-spanned="2" office:value-type="string">
              <text:p text:style-name="P93"><text:s/>C-x C-x</text:p>
            </table:table-cell>
            <table:covered-table-cell/>
          </table:table-row>
          <table:table-row table:style-name="Tableau2.11">
            <table:table-cell table:style-name="Tableau2.A1" office:value-type="string">
              <text:p text:style-name="P20"><text:span text:style-name="T9">set mark </text:span><text:span text:style-name="T4">arg </text:span><text:span text:style-name="T9">words away</text:span></text:p>
            </table:table-cell>
            <table:table-cell table:style-name="Tableau2.A1" table:number-columns-spanned="2" office:value-type="string">
              <text:p text:style-name="P71"><text:s text:c="6"/>M-@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paragraph</text:p>
            </table:table-cell>
            <table:table-cell table:style-name="Tableau2.A1" table:number-columns-spanned="2" office:value-type="string">
              <text:p text:style-name="P71"><text:s text:c="5"/>M-h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page</text:p>
            </table:table-cell>
            <table:table-cell table:style-name="Tableau2.A1" table:number-columns-spanned="2" office:value-type="string">
              <text:p text:style-name="P93">C-x C-p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sexp</text:p>
            </table:table-cell>
            <table:table-cell table:style-name="Tableau2.A1" table:number-columns-spanned="2" office:value-type="string">
              <text:p text:style-name="P94"><text:s text:c="5"/>C-M-@</text:p>
            </table:table-cell>
            <table:covered-table-cell/>
          </table:table-row>
          <table:table-row table:style-name="Tableau2.1">
            <table:table-cell table:style-name="Tableau2.A1" office:value-type="string">
              <text:p text:style-name="P33">mark function</text:p>
            </table:table-cell>
            <table:table-cell table:style-name="Tableau2.A1" table:number-columns-spanned="2" office:value-type="string">
              <text:p text:style-name="P94"><text:s text:c="3"/>C-M-h</text:p>
            </table:table-cell>
            <table:covered-table-cell/>
          </table:table-row>
          <table:table-row table:style-name="Tableau2.19">
            <table:table-cell table:style-name="Tableau2.A1" office:value-type="string">
              <text:p text:style-name="P73"><text:span text:style-name="T9">mark entire </text:span><text:span text:style-name="T10">buffer</text:span></text:p>
              <text:p text:style-name="P46">Query Replace </text:p>
              <text:p text:style-name="P51">(current buffer)</text:p>
            </table:table-cell>
            <table:table-cell table:style-name="Tableau2.A1" table:number-columns-spanned="2" office:value-type="string">
              <text:p text:style-name="P94">C-x h</text:p>
            </table:table-cell>
            <table:covered-table-cell/>
          </table:table-row>
          <table:table-row table:style-name="Tableau2.39">
            <table:table-cell table:style-name="Tableau2.A1" office:value-type="string">
              <text:p text:style-name="P33">interactively replace a text string</text:p>
            </table:table-cell>
            <table:table-cell table:style-name="Tableau2.A1" table:number-columns-spanned="2" office:value-type="string">
              <text:p text:style-name="P33"><text:s text:c="19"/>M-%</text:p>
            </table:table-cell>
            <table:covered-table-cell/>
          </table:table-row>
        </table:table>
        <text:p text:style-name="P54">using regular expressions<text:tab/> <text:s text:c="14"/>M-x query-replace-regexp</text:p>
        <text:p text:style-name="P54"><text:tab/><text:tab/><text:tab/><text:tab/><text:tab/>C-M-%</text:p>
        <text:p text:style-name="P54">Valid responses in query-replace mode are :</text:p>
        <text:p text:style-name="P54"><text:s text:c="2"/>replace this one, go on to next <text:s text:c="22"/>SPC or y <text:s/></text:p>
        <text:p text:style-name="P54"><text:s text:c="2"/>replace this one, don’t move<text:tab/> <text:s text:c="36"/>,</text:p>
        <text:p text:style-name="P54"><text:s text:c="2"/>skip to next without replacing<text:tab/> <text:s text:c="10"/>DEL or n</text:p>
        <text:p text:style-name="P54"><text:s text:c="2"/>replace all remaining matches<text:tab/> <text:s text:c="19"/>!</text:p>
        <text:p text:style-name="P54"><text:s text:c="2"/>back up to the previous match<text:tab/> <text:s text:c="18"/>^</text:p>
        <text:p text:style-name="P54"><text:s text:c="2"/>exit query-replace<text:tab/> <text:s text:c="49"/>RET</text:p>
        <text:p text:style-name="P87"><text:s text:c="2"/>enter recursive edit (C-M-c to exit)<text:tab/> <text:s text:c="17"/>C-r</text:p>
        <text:p text:style-name="P28"/>
        <text:h text:style-name="P1" text:outline-level="1">Multiple Windows</text:h>
        <text:p text:style-name="P85">When two commands are shown, the second is a similar command for a frame instead of a window.</text:p>
        <text:p text:style-name="P54">delete all other windows<text:tab/><text:tab/>C-x 1<text:tab/>C-x 5 1</text:p>
        <text:p text:style-name="P54">split window, above and below<text:tab/>C-x 2<text:tab/>C-x 5 2</text:p>
        <text:p text:style-name="P54">delete this window<text:tab/><text:tab/><text:tab/>C-x 0<text:tab/>C-x 5 0</text:p>
        <text:p text:style-name="P54">split window, side by side<text:tab/><text:tab/>C-x 3</text:p>
        <text:p text:style-name="P54">scroll other window<text:tab/><text:tab/><text:tab/>C-M-v</text:p>
        <text:p text:style-name="P87">switch cursor to another window<text:tab/>C-x o<text:tab/>C-x 5 o<text:tab/><text:tab/><text:tab/><text:tab/><text:tab/>S-&lt;LEFT/RIGHT/UP/DOWN&gt;</text:p>
        <text:p text:style-name="P54">select buffer in other window<text:tab/><text:tab/>C-x 4 b<text:tab/>C-x 5 b</text:p>
        <text:p text:style-name="P88">display buffer in other window<text:tab/>C-x 4 C-o C-x 5 C-o</text:p>
        <text:p text:style-name="P90">C-S-&lt;LEFT/RIGHT/UP/DOWN&gt;</text:p>
        <text:p text:style-name="P54">find file in other window<text:tab/><text:tab/>C-x 4 f<text:tab/>C-x 5 f</text:p>
        <text:p text:style-name="P54">find file read-only in other window<text:tab/>C-x 4 r<text:tab/>C-x 5 r</text:p>
        <text:p text:style-name="P54">run Dired in other window<text:tab/><text:tab/>C-x 4 d<text:tab/>C-x 5 d</text:p>
        <text:p text:style-name="P54">find tag in other window<text:tab/><text:tab/>C-x 4 .<text:tab/>C-x 5 .</text:p>
        <text:p text:style-name="P19"><text:span text:style-name="T1">grow window taller<text:tab/>/ </text:span><text:span text:style-name="T2">smaller</text:span><text:span text:style-name="T1"><text:tab/><text:tab/></text:span><text:span text:style-name="T2">(C-u N) </text:span><text:span text:style-name="T1">C-x ^ /</text:span></text:p>
        <text:p text:style-name="P26"><text:span text:style-name="T1"><text:tab/><text:tab/><text:tab/><text:tab/></text:span><text:span text:style-name="T2">C-u -N <text:s/>C-x ^</text:span></text:p>
        <text:p text:style-name="P54">shrink window narrower<text:tab/><text:tab/>C-x {</text:p>
        <text:p text:style-name="P87">grow window wider<text:tab/><text:tab/><text:tab/>C-x }</text:p>
        <text:p text:style-name="P28"/>
        <text:h text:style-name="P4" text:outline-level="1">Formatting</text:h>
        <text:p text:style-name="P54">indent current line (mode-dependent)<text:tab/>TAB</text:p>
        <text:p text:style-name="P54">indent region (mode-dependent)<text:tab/>C-M-\</text:p>
        <text:p text:style-name="P54">indent sexp (mode-dependent)<text:tab/>C-M-q</text:p>
        <text:p text:style-name="P54">indent region rigidly arg columns<text:tab/>C-x TAB</text:p>
        <text:p text:style-name="P54">indent for comment/uncomment<text:tab/>M-;</text:p>
        <text:p text:style-name="P54">insert newline after point<text:tab/><text:tab/>C-o</text:p>
        <text:p text:style-name="P54"><text:soft-page-break/>move rest of line vertically down<text:tab/>C-M-o</text:p>
        <text:p text:style-name="P54">delete blank lines around point<text:tab/>C-x C-o</text:p>
        <text:p text:style-name="P54">join line with previous (with arg, next)<text:tab/>M-^</text:p>
        <text:p text:style-name="P54">delete all white space around point<text:tab/>M-\</text:p>
        <text:p text:style-name="P54">put exactly one space at point<text:tab/>M-SPC</text:p>
        <text:p text:style-name="P54">fill paragraph<text:tab/><text:tab/><text:tab/>M-q</text:p>
        <text:p text:style-name="P54">Cut co<text:span text:style-name="T24">m</text:span>ment at point<text:tab/><text:tab/>M-j</text:p>
        <text:p text:style-name="P54">set fill column to arg<text:tab/><text:tab/>C-x f</text:p>
        <text:p text:style-name="P54">set prefix each line starts with<text:tab/>C-x .</text:p>
        <text:h text:style-name="P3" text:outline-level="1"/>
        <text:h text:style-name="P3" text:outline-level="1">Case Change</text:h>
        <text:p text:style-name="P54">uppercase word<text:tab/><text:tab/><text:tab/>M-u</text:p>
        <text:p text:style-name="P54">lowercase word<text:tab/><text:tab/><text:tab/>M-l</text:p>
        <text:p text:style-name="P54">capitalize word<text:tab/><text:tab/><text:tab/>M-c</text:p>
        <text:p text:style-name="P54">uppercase region<text:tab/><text:tab/><text:tab/>C-x C-u</text:p>
        <text:p text:style-name="P87">lowercase region<text:tab/><text:tab/><text:tab/>C-x C-l</text:p>
        <text:p text:style-name="P28"/>
        <text:h text:style-name="P1" text:outline-level="1">The Minibuffer</text:h>
        <text:p text:style-name="P54">The following keys are defined in the minibuffer.</text:p>
        <text:p text:style-name="P54">complete as much as possible<text:tab/><text:tab/>TAB</text:p>
        <text:p text:style-name="P54">complete up to one word<text:tab/><text:tab/>SPC</text:p>
        <text:p text:style-name="P54">complete and execute<text:tab/><text:tab/>RET</text:p>
        <text:p text:style-name="P54">show possible completions<text:tab/><text:tab/>?</text:p>
        <text:p text:style-name="P54">fetch previous minibuffer input<text:tab/>M-p</text:p>
        <text:p text:style-name="P54">fetch later minibuffer input or default<text:tab/>M-n</text:p>
        <text:p text:style-name="P54">regexp search backward through history <text:s/>M-r</text:p>
        <text:p text:style-name="P54">regexp search forward through history<text:tab/>M-s</text:p>
        <text:p text:style-name="P54">abort command<text:tab/><text:tab/><text:tab/>C-g</text:p>
        <text:p text:style-name="P74"/>
        <text:p text:style-name="P75"><text:span text:style-name="T13">Type </text:span><text:span text:style-name="T14">C-x ESC ESC </text:span><text:span text:style-name="T13">to edit and repeat the last command that used the minibuffer. Type </text:span><text:span text:style-name="T14">F10 </text:span><text:span text:style-name="T13">to activate menu bar items on text terminals.</text:span></text:p>
        <text:h text:style-name="P7" text:outline-level="1"/>
        <text:h text:style-name="P7" text:outline-level="1">Buffers</text:h>
        <text:p text:style-name="P54">select another buffer<text:tab/><text:tab/>C-x b</text:p>
        <text:p text:style-name="P54">list all buffers<text:tab/><text:tab/><text:tab/>C-x C-b</text:p>
        <text:p text:style-name="P87">kill a buffer<text:tab/><text:tab/><text:tab/>C-x k</text:p>
        <text:h text:style-name="P3" text:outline-level="1">Transposing</text:h>
        <text:p text:style-name="P54">transpose characters<text:tab/><text:tab/>C-t </text:p>
        <text:p text:style-name="P54">transpose words<text:tab/><text:tab/><text:tab/>M-t </text:p>
        <text:p text:style-name="P54">transpose lines<text:tab/><text:tab/><text:tab/>C-x C-t </text:p>
        <text:p text:style-name="P87">transpose sexps<text:tab/><text:tab/><text:tab/>C-M-t</text:p>
        <text:h text:style-name="P3" text:outline-level="1">Spelling Check</text:h>
        <text:p text:style-name="P54">check spelling of current word <text:s text:c="14"/>M-$</text:p>
        <text:p text:style-name="P54">check spelling of all words in region<text:tab/>M-x ispell-region check spelling of entire buffer<text:tab/>M-x ispell-buffer toggle on-the-fly spell checking<text:tab/><text:tab/><text:tab/>M-x flyspell-mode</text:p>
        <text:h text:style-name="P8" text:outline-level="1"/>
        <text:h text:style-name="P4" text:outline-level="1">Tags</text:h>
        <text:p text:style-name="P54">find a tag (a definition)<text:tab/><text:tab/>M-. </text:p>
        <text:p text:style-name="P54">find next occurrence of tag<text:tab/><text:tab/>C-u M-. </text:p>
        <text:p text:style-name="P54">specify a new tags file<text:tab/><text:tab/>M-x visit-tags-table</text:p>
        <text:p text:style-name="P54">regexp search on all files in tags table<text:tab/>M-x tags-search </text:p>
        <text:p text:style-name="P54">run query-replace on all the files<text:tab/>M-x tags-query-replace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33">continue last tags search or </text:p>
              <text:p text:style-name="P33">query-replace</text:p>
              <text:p text:style-name="P33">Find references</text:p>
              <text:p text:style-name="P33">List all tags</text:p>
            </table:table-cell>
            <table:table-cell table:style-name="Tableau3.A1" office:value-type="string">
              <text:p text:style-name="P33">M-,</text:p>
              <text:p text:style-name="P29"/>
              <text:p text:style-name="P33">M- ?</text:p>
              <text:p text:style-name="P33">M-x list-table</text:p>
            </table:table-cell>
          </table:table-row>
          <table:table-row table:style-name="Tableau3.2">
            <table:table-cell table:style-name="Tableau3.A1" office:value-type="string">
              <text:h text:style-name="P6" text:outline-level="1"/>
              <text:h text:style-name="P6" text:outline-level="1">Shells</text:h>
            </table:table-cell>
            <table:table-cell table:style-name="Tableau3.A1" office:value-type="string">
              <text:h text:style-name="P5" text:outline-level="1"/>
            </table:table-cell>
          </table:table-row>
          <table:table-row table:style-name="Tableau3.2">
            <table:table-cell table:style-name="Tableau3.A1" office:value-type="string">
              <text:p text:style-name="P64">execute a shell command</text:p>
            </table:table-cell>
            <table:table-cell table:style-name="Tableau3.A1" office:value-type="string">
              <text:p text:style-name="P64">M-!</text:p>
            </table:table-cell>
          </table:table-row>
          <table:table-row table:style-name="Tableau3.4">
            <table:table-cell table:style-name="Tableau3.A1" office:value-type="string">
              <text:p text:style-name="P64">execute a shell command asynchronously</text:p>
            </table:table-cell>
            <table:table-cell table:style-name="Tableau3.A1" office:value-type="string">
              <text:p text:style-name="P64">M-&amp;</text:p>
            </table:table-cell>
          </table:table-row>
          <table:table-row table:style-name="Tableau3.4">
            <table:table-cell table:style-name="Tableau3.A1" office:value-type="string">
              <text:p text:style-name="P64">run a shell command on the region</text:p>
            </table:table-cell>
            <table:table-cell table:style-name="Tableau3.A1" office:value-type="string">
              <text:p text:style-name="P64">M-|</text:p>
            </table:table-cell>
          </table:table-row>
          <table:table-row table:style-name="Tableau3.4">
            <table:table-cell table:style-name="Tableau3.A1" office:value-type="string">
              <text:p text:style-name="P64">filter region through a shell command</text:p>
            </table:table-cell>
            <table:table-cell table:style-name="Tableau3.A1" office:value-type="string">
              <text:p text:style-name="P64">C-u M-|</text:p>
            </table:table-cell>
          </table:table-row>
          <table:table-row table:style-name="Tableau3.1">
            <table:table-cell table:style-name="Tableau3.A1" office:value-type="string">
              <text:p text:style-name="P95">start a shell in window *shell*</text:p>
              <text:p text:style-name="P67">Rectangles</text:p>
            </table:table-cell>
            <table:table-cell table:style-name="Tableau3.A1" office:value-type="string">
              <text:p text:style-name="P65">M-x shell</text:p>
            </table:table-cell>
          </table:table-row>
          <table:table-row table:style-name="Tableau3.2">
            <table:table-cell table:style-name="Tableau3.A1" office:value-type="string">
              <text:p text:style-name="P64">copy rectangle to register</text:p>
            </table:table-cell>
            <table:table-cell table:style-name="Tableau3.A1" office:value-type="string">
              <text:p text:style-name="P64">C-x r r</text:p>
            </table:table-cell>
          </table:table-row>
          <table:table-row table:style-name="Tableau3.4">
            <table:table-cell table:style-name="Tableau3.A1" office:value-type="string">
              <text:p text:style-name="P64">kill rectangle</text:p>
            </table:table-cell>
            <table:table-cell table:style-name="Tableau3.A1" office:value-type="string">
              <text:p text:style-name="P64">C-x r k</text:p>
            </table:table-cell>
          </table:table-row>
          <table:table-row table:style-name="Tableau3.4">
            <table:table-cell table:style-name="Tableau3.A1" office:value-type="string">
              <text:p text:style-name="P64">yank rectangle</text:p>
            </table:table-cell>
            <table:table-cell table:style-name="Tableau3.A1" office:value-type="string">
              <text:p text:style-name="P64">C-x r y</text:p>
            </table:table-cell>
          </table:table-row>
          <table:table-row table:style-name="Tableau3.4">
            <table:table-cell table:style-name="Tableau3.A1" office:value-type="string">
              <text:p text:style-name="P64">open rectangle, shifting text right</text:p>
            </table:table-cell>
            <table:table-cell table:style-name="Tableau3.A1" office:value-type="string">
              <text:p text:style-name="P64">C-x r o</text:p>
            </table:table-cell>
          </table:table-row>
          <table:table-row table:style-name="Tableau3.4">
            <table:table-cell table:style-name="Tableau3.A1" office:value-type="string">
              <text:p text:style-name="P64">blank out rectangle</text:p>
            </table:table-cell>
            <table:table-cell table:style-name="Tableau3.A1" office:value-type="string">
              <text:p text:style-name="P64">C-x r c</text:p>
            </table:table-cell>
          </table:table-row>
          <table:table-row table:style-name="Tableau3.13">
            <table:table-cell table:style-name="Tableau3.A1" office:value-type="string">
              <text:p text:style-name="P96">prefix each line with a string</text:p>
              <text:p text:style-name="P67">Abbrevs</text:p>
            </table:table-cell>
            <table:table-cell table:style-name="Tableau3.A1" office:value-type="string">
              <text:p text:style-name="P64">C-x r t</text:p>
            </table:table-cell>
          </table:table-row>
          <table:table-row table:style-name="Tableau3.2">
            <table:table-cell table:style-name="Tableau3.A1" office:value-type="string">
              <text:p text:style-name="P64">add global abbrev</text:p>
            </table:table-cell>
            <table:table-cell table:style-name="Tableau3.A1" office:value-type="string">
              <text:p text:style-name="P64">C-x a g</text:p>
            </table:table-cell>
          </table:table-row>
          <table:table-row table:style-name="Tableau3.4">
            <table:table-cell table:style-name="Tableau3.A1" office:value-type="string">
              <text:p text:style-name="P64">add mode-local abbrev</text:p>
            </table:table-cell>
            <table:table-cell table:style-name="Tableau3.A1" office:value-type="string">
              <text:p text:style-name="P64">C-x a l</text:p>
            </table:table-cell>
          </table:table-row>
          <table:table-row table:style-name="Tableau3.4">
            <table:table-cell table:style-name="Tableau3.A1" office:value-type="string">
              <text:p text:style-name="P64">add global expansion for this abbrev</text:p>
            </table:table-cell>
            <table:table-cell table:style-name="Tableau3.A1" office:value-type="string">
              <text:p text:style-name="P65">C-x a i g</text:p>
            </table:table-cell>
          </table:table-row>
          <table:table-row table:style-name="Tableau3.4">
            <table:table-cell table:style-name="Tableau3.A1" office:value-type="string">
              <text:p text:style-name="P64">add mode-local expansion for this abbrev</text:p>
            </table:table-cell>
            <table:table-cell table:style-name="Tableau3.A1" office:value-type="string">
              <text:p text:style-name="P65">C-x a i l</text:p>
            </table:table-cell>
          </table:table-row>
          <table:table-row table:style-name="Tableau3.18">
            <table:table-cell table:style-name="Tableau3.A1" office:value-type="string">
              <text:p text:style-name="P64">explicitly expand abbrev</text:p>
            </table:table-cell>
            <table:table-cell table:style-name="Tableau3.A1" office:value-type="string">
              <text:p text:style-name="P64">C-x a e</text:p>
            </table:table-cell>
          </table:table-row>
          <table:table-row table:style-name="Tableau3.19">
            <table:table-cell table:style-name="Tableau3.A1" office:value-type="string">
              <text:p text:style-name="P96">expand previous word dynamically</text:p>
              <text:p text:style-name="P67">Miscellaneous</text:p>
            </table:table-cell>
            <table:table-cell table:style-name="Tableau3.A1" office:value-type="string">
              <text:p text:style-name="P64">M-/</text:p>
            </table:table-cell>
          </table:table-row>
          <table:table-row table:style-name="Tableau3.2">
            <table:table-cell table:style-name="Tableau3.A1" office:value-type="string">
              <text:p text:style-name="P64">numeric argument</text:p>
            </table:table-cell>
            <table:table-cell table:style-name="Tableau3.A1" office:value-type="string">
              <text:p text:style-name="P24"><text:span text:style-name="T16">C-u </text:span><text:span text:style-name="T18">num</text:span></text:p>
            </table:table-cell>
          </table:table-row>
          <table:table-row table:style-name="Tableau3.4">
            <table:table-cell table:style-name="Tableau3.A1" office:value-type="string">
              <text:p text:style-name="P64">negative argument</text:p>
            </table:table-cell>
            <table:table-cell table:style-name="Tableau3.A1" office:value-type="string">
              <text:p text:style-name="P64">M--</text:p>
            </table:table-cell>
          </table:table-row>
          <table:table-row table:style-name="Tableau3.22">
            <table:table-cell table:style-name="Tableau3.A1" office:value-type="string">
              <text:p text:style-name="P64">quoted insert</text:p>
              <text:p text:style-name="P64">Repeat latest command (N times)</text:p>
            </table:table-cell>
            <table:table-cell table:style-name="Tableau3.A1" office:value-type="string">
              <text:p text:style-name="P64">C-q char</text:p>
              <text:p text:style-name="P29"/>
              <text:p text:style-name="P64">(C-u N) </text:p>
              <text:p text:style-name="P64">C-x <text:s/>z </text:p>
              <text:p text:style-name="P64">then z </text:p>
            </table:table-cell>
          </table:table-row>
          <table:table-row table:style-name="Tableau3.22">
            <table:table-cell table:style-name="Tableau3.A1" office:value-type="string">
              <text:p text:style-name="P33">Man<text:tab/><text:tab/><text:tab/><text:tab/></text:p>
              <text:p text:style-name="P29"><text:span text:style-name="T25">Calendar<text:tab/><text:tab/><text:tab/><text:tab/></text:span></text:p>
              <text:p text:style-name="P29"/>
            </table:table-cell>
            <table:table-cell table:style-name="Tableau3.A1" office:value-type="string">
              <text:p text:style-name="P33">M-x man/woman</text:p>
              <text:p text:style-name="P33">M-x calendar</text:p>
            </table:table-cell>
          </table:table-row>
        </table:table>
        <text:h text:style-name="P1" text:outline-level="1">Regular Expressions</text:h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table:number-columns-spanned="2" office:value-type="string">
              <text:p text:style-name="P33">any single character except a newline</text:p>
            </table:table-cell>
            <table:covered-table-cell/>
            <table:table-cell table:style-name="Tableau4.A1" office:value-type="string">
              <text:p text:style-name="P76"><text:span text:style-name="T11">. </text:span><text:span text:style-name="T9">(dot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zero or more repeats</text:p>
            </table:table-cell>
            <table:covered-table-cell/>
            <table:table-cell table:style-name="Tableau4.A1" office:value-type="string">
              <text:p text:style-name="P77">*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one or more repeats</text:p>
            </table:table-cell>
            <table:covered-table-cell/>
            <table:table-cell table:style-name="Tableau4.A1" office:value-type="string">
              <text:p text:style-name="P77">+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zero or one repeat</text:p>
            </table:table-cell>
            <table:covered-table-cell/>
            <table:table-cell table:style-name="Tableau4.A1" office:value-type="string">
              <text:p text:style-name="P77">?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quote special characters</text:p>
            </table:table-cell>
            <table:covered-table-cell/>
            <table:table-cell table:style-name="Tableau4.A1" office:value-type="string">
              <text:p text:style-name="P77">\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20"><text:span text:style-name="T9">quote regular expression special character </text:span><text:span text:style-name="T4">c</text:span></text:p>
            </table:table-cell>
            <table:covered-table-cell/>
            <table:table-cell table:style-name="Tableau4.A1" office:value-type="string">
              <text:p text:style-name="P76"><text:span text:style-name="T11">\</text:span><text:span text:style-name="T4">c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alternative (“or”)</text:p>
            </table:table-cell>
            <table:covered-table-cell/>
            <table:table-cell table:style-name="Tableau4.A1" office:value-type="string">
              <text:p text:style-name="P77">\|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grouping</text:p>
            </table:table-cell>
            <table:covered-table-cell/>
            <table:table-cell table:style-name="Tableau4.A1" office:value-type="string">
              <text:p text:style-name="P76"><text:span text:style-name="T11">\(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shy grouping</text:p>
            </table:table-cell>
            <table:covered-table-cell/>
            <table:table-cell table:style-name="Tableau4.A1" office:value-type="string">
              <text:p text:style-name="P76"><text:span text:style-name="T11">\(:?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table:number-columns-spanned="2" office:value-type="string">
              <text:p text:style-name="P33">explicit numbered grouping</text:p>
            </table:table-cell>
            <table:covered-table-cell/>
            <table:table-cell table:style-name="Tableau4.A1" office:value-type="string">
              <text:p text:style-name="P76"><text:span text:style-name="T11">\(:NUM </text:span><text:span text:style-name="T4">... </text:span><text:span text:style-name="T11">\)</text:span></text:p>
            </table:table-cell>
          </table:table-row>
          <table:table-row table:style-name="Tableau4.2">
            <table:table-cell table:style-name="Tableau4.A1" office:value-type="string">
              <text:p text:style-name="P20"><text:span text:style-name="T9">same text as </text:span><text:span text:style-name="T4">n</text:span><text:span text:style-name="T9">th group</text:span>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6"><text:span text:style-name="T11">\</text:span><text:span text:style-name="T4">n</text:span></text:p>
            </table:table-cell>
          </table:table-row>
          <table:table-row table:style-name="Tableau4.2">
            <table:table-cell table:style-name="Tableau4.A1" office:value-type="string">
              <text:p text:style-name="P33">at word break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7">\b</text:p>
            </table:table-cell>
          </table:table-row>
          <table:table-row table:style-name="Tableau4.13">
            <table:table-cell table:style-name="Tableau4.A1" office:value-type="string">
              <text:p text:style-name="P33">not at word break</text:p>
            </table:table-cell>
            <table:table-cell table:style-name="Tableau4.A1" office:value-type="string">
              <text:p text:style-name="P29"/>
            </table:table-cell>
            <table:table-cell table:style-name="Tableau4.A1" office:value-type="string">
              <text:p text:style-name="P77">\B</text:p>
            </table:table-cell>
          </table:table-row>
          <table:table-row table:style-name="Tableau4.14">
            <table:table-cell table:style-name="Tableau4.A1" office:value-type="string">
              <text:p text:style-name="P46"/>
              <text:p text:style-name="P46">entity</text:p>
            </table:table-cell>
            <table:table-cell table:style-name="Tableau4.A1" office:value-type="string">
              <text:p text:style-name="P46"/>
              <text:p text:style-name="P46">match start</text:p>
            </table:table-cell>
            <table:table-cell table:style-name="Tableau4.A1" office:value-type="string">
              <text:p text:style-name="P46"/>
              <text:p text:style-name="P46">match end</text:p>
            </table:table-cell>
          </table:table-row>
          <table:table-row table:style-name="Tableau4.15">
            <table:table-cell table:style-name="Tableau4.A1" office:value-type="string">
              <text:p text:style-name="P33">line</text:p>
            </table:table-cell>
            <table:table-cell table:style-name="Tableau4.A1" office:value-type="string">
              <text:p text:style-name="P44">^</text:p>
            </table:table-cell>
            <table:table-cell table:style-name="Tableau4.A1" office:value-type="string">
              <text:p text:style-name="P44">$</text:p>
            </table:table-cell>
          </table:table-row>
          <table:table-row table:style-name="Tableau4.2">
            <table:table-cell table:style-name="Tableau4.A1" office:value-type="string">
              <text:p text:style-name="P33">word</text:p>
            </table:table-cell>
            <table:table-cell table:style-name="Tableau4.A1" office:value-type="string">
              <text:p text:style-name="P44">\&lt;</text:p>
            </table:table-cell>
            <table:table-cell table:style-name="Tableau4.A1" office:value-type="string">
              <text:p text:style-name="P44">\&gt;</text:p>
            </table:table-cell>
          </table:table-row>
          <table:table-row table:style-name="Tableau4.2">
            <table:table-cell table:style-name="Tableau4.A1" office:value-type="string">
              <text:p text:style-name="P33">symbol</text:p>
            </table:table-cell>
            <table:table-cell table:style-name="Tableau4.A1" office:value-type="string">
              <text:p text:style-name="P44">\_&lt;</text:p>
            </table:table-cell>
            <table:table-cell table:style-name="Tableau4.A1" office:value-type="string">
              <text:p text:style-name="P44">\_&gt;</text:p>
            </table:table-cell>
          </table:table-row>
          <table:table-row table:style-name="Tableau4.2">
            <table:table-cell table:style-name="Tableau4.A1" office:value-type="string">
              <text:p text:style-name="P33">buffer</text:p>
            </table:table-cell>
            <table:table-cell table:style-name="Tableau4.A1" office:value-type="string">
              <text:p text:style-name="P44">\‘</text:p>
            </table:table-cell>
            <table:table-cell table:style-name="Tableau4.A1" office:value-type="string">
              <text:p text:style-name="P44">\’</text:p>
            </table:table-cell>
          </table:table-row>
          <table:table-row table:style-name="Tableau4.19">
            <table:table-cell table:style-name="Tableau4.A1" office:value-type="string">
              <text:p text:style-name="P46">class of characters</text:p>
            </table:table-cell>
            <table:table-cell table:style-name="Tableau4.A1" office:value-type="string">
              <text:p text:style-name="P46">match these</text:p>
            </table:table-cell>
            <table:table-cell table:style-name="Tableau4.A1" office:value-type="string">
              <text:p text:style-name="P49">match others</text:p>
            </table:table-cell>
          </table:table-row>
          <table:table-row table:style-name="Tableau4.15">
            <table:table-cell table:style-name="Tableau4.A1" office:value-type="string">
              <text:p text:style-name="P33">explicit set</text:p>
            </table:table-cell>
            <table:table-cell table:style-name="Tableau4.A1" office:value-type="string">
              <text:p text:style-name="P20"><text:span text:style-name="T11">[ </text:span><text:span text:style-name="T4">... </text:span><text:span text:style-name="T11">]</text:span></text:p>
            </table:table-cell>
            <table:table-cell table:style-name="Tableau4.A1" office:value-type="string">
              <text:p text:style-name="P20"><text:span text:style-name="T11">[^ </text:span><text:span text:style-name="T4">... </text:span><text:span text:style-name="T11">]</text:span></text:p>
            </table:table-cell>
          </table:table-row>
          <table:table-row table:style-name="Tableau4.2">
            <table:table-cell table:style-name="Tableau4.A1" office:value-type="string">
              <text:p text:style-name="P33">word-syntax character</text:p>
            </table:table-cell>
            <table:table-cell table:style-name="Tableau4.A1" office:value-type="string">
              <text:p text:style-name="P44">\w</text:p>
            </table:table-cell>
            <table:table-cell table:style-name="Tableau4.A1" office:value-type="string">
              <text:p text:style-name="P44">\W</text:p>
            </table:table-cell>
          </table:table-row>
          <table:table-row table:style-name="Tableau4.2">
            <table:table-cell table:style-name="Tableau4.A1" office:value-type="string">
              <text:p text:style-name="P20"><text:span text:style-name="T9">character with syntax </text:span><text:span text:style-name="T4">c</text:span></text:p>
            </table:table-cell>
            <table:table-cell table:style-name="Tableau4.A1" office:value-type="string">
              <text:p text:style-name="P20"><text:span text:style-name="T11">\s</text:span><text:span text:style-name="T4">c</text:span></text:p>
            </table:table-cell>
            <table:table-cell table:style-name="Tableau4.A1" office:value-type="string">
              <text:p text:style-name="P20"><text:span text:style-name="T11">\S</text:span><text:span text:style-name="T4">c</text:span></text:p>
            </table:table-cell>
          </table:table-row>
          <table:table-row table:style-name="Tableau4.1">
            <table:table-cell table:style-name="Tableau4.A1" office:value-type="string">
              <text:p text:style-name="P20"><text:span text:style-name="T9">character with category </text:span><text:span text:style-name="T4">c</text:span></text:p>
            </table:table-cell>
            <table:table-cell table:style-name="Tableau4.A1" office:value-type="string">
              <text:p text:style-name="P20"><text:span text:style-name="T11">\c</text:span><text:span text:style-name="T4">c</text:span></text:p>
            </table:table-cell>
            <table:table-cell table:style-name="Tableau4.A1" office:value-type="string">
              <text:p text:style-name="P20"><text:span text:style-name="T11">\C</text:span><text:span text:style-name="T4">c</text:span></text:p>
              <text:p text:style-name="P29"/>
            </table:table-cell>
          </table:table-row>
        </table:table>
        <text:h text:style-name="P4" text:outline-level="1">International Character Sets</text:h>
        <text:p text:style-name="P54">specify principal language <text:tab/><text:tab/><text:tab/> <text:s text:c="2"/>C-x RET l </text:p>
        <text:p text:style-name="P54">show all input methods <text:tab/><text:tab/><text:tab/> <text:s text:c="2"/>M-x </text:p>
        <text:p text:style-name="P54">list-input-methods enable or disable input method <text:s text:c="2"/>C-\ </text:p>
        <text:p text:style-name="P54">set coding system for next command <text:tab/><text:tab/> <text:s text:c="2"/>C-x RET c </text:p>
        <text:p text:style-name="P54">show all coding systems <text:tab/><text:tab/><text:tab/> <text:s text:c="2"/>M-x </text:p>
        <text:p text:style-name="P119"><text:s text:c="8"/>list-coding-systems </text:p>
        <text:p text:style-name="P118">choose preferred coding system <text:tab/>M-x prefer-coding-system</text:p>
        <text:p text:style-name="P54"><text:tab/></text:p>
        <text:h text:style-name="P3" text:outline-level="1">Info</text:h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P33">enter the Info documentation reader</text:p>
            </table:table-cell>
            <table:table-cell table:style-name="Tableau5.A1" office:value-type="string">
              <text:p text:style-name="P43">C-h i</text:p>
            </table:table-cell>
          </table:table-row>
          <table:table-row table:style-name="Tableau5.2">
            <table:table-cell table:style-name="Tableau5.A1" office:value-type="string">
              <text:p text:style-name="P33">find specified function or variable in Info Moving within a node:</text:p>
            </table:table-cell>
            <table:table-cell table:style-name="Tableau5.A1" office:value-type="string">
              <text:p text:style-name="P43">C-h S</text:p>
            </table:table-cell>
          </table:table-row>
          <table:table-row table:style-name="Tableau5.3">
            <table:table-cell table:style-name="Tableau5.A1" office:value-type="string">
              <text:p text:style-name="P81">scroll forward</text:p>
            </table:table-cell>
            <table:table-cell table:style-name="Tableau5.A1" office:value-type="string">
              <text:p text:style-name="P44">SPC</text:p>
            </table:table-cell>
          </table:table-row>
          <table:table-row table:style-name="Tableau5.4">
            <table:table-cell table:style-name="Tableau5.A1" office:value-type="string">
              <text:p text:style-name="P81">scroll reverse</text:p>
            </table:table-cell>
            <table:table-cell table:style-name="Tableau5.A1" office:value-type="string">
              <text:p text:style-name="P44">DEL</text:p>
            </table:table-cell>
          </table:table-row>
          <table:table-row table:style-name="Tableau5.2">
            <table:table-cell table:style-name="Tableau5.A1" office:value-type="string">
              <text:p text:style-name="P82">beginning of node</text:p>
              <text:p text:style-name="P33">Moving between nodes:</text:p>
            </table:table-cell>
            <table:table-cell table:style-name="Tableau5.A1" office:value-type="string">
              <text:p text:style-name="P44">b</text:p>
            </table:table-cell>
          </table:table-row>
          <table:table-row table:style-name="Tableau5.3">
            <table:table-cell table:style-name="Tableau5.A1" office:value-type="string">
              <text:p text:style-name="P80"><text:span text:style-name="T8">next </text:span><text:span text:style-name="T9">node</text:span></text:p>
            </table:table-cell>
            <table:table-cell table:style-name="Tableau5.A1" office:value-type="string">
              <text:p text:style-name="P44">n</text:p>
            </table:table-cell>
          </table:table-row>
          <table:table-row table:style-name="Tableau5.4">
            <table:table-cell table:style-name="Tableau5.A1" office:value-type="string">
              <text:p text:style-name="P80"><text:span text:style-name="T8">previous </text:span><text:span text:style-name="T9">node</text:span></text:p>
            </table:table-cell>
            <table:table-cell table:style-name="Tableau5.A1" office:value-type="string">
              <text:p text:style-name="P44">p</text:p>
            </table:table-cell>
          </table:table-row>
          <table:table-row table:style-name="Tableau5.4">
            <table:table-cell table:style-name="Tableau5.A1" office:value-type="string">
              <text:p text:style-name="P80"><text:span text:style-name="T9">move </text:span><text:span text:style-name="T8">up</text:span></text:p>
            </table:table-cell>
            <table:table-cell table:style-name="Tableau5.A1" office:value-type="string">
              <text:p text:style-name="P44">u</text:p>
            </table:table-cell>
          </table:table-row>
          <table:table-row table:style-name="Tableau5.4">
            <table:table-cell table:style-name="Tableau5.A1" office:value-type="string">
              <text:p text:style-name="P81">select menu item by name</text:p>
            </table:table-cell>
            <table:table-cell table:style-name="Tableau5.A1" office:value-type="string">
              <text:p text:style-name="P44">m</text:p>
            </table:table-cell>
          </table:table-row>
          <table:table-row table:style-name="Tableau5.10">
            <table:table-cell table:style-name="Tableau5.A1" office:value-type="string">
              <text:p text:style-name="P80"><text:span text:style-name="T9">select </text:span><text:span text:style-name="T4">n</text:span><text:span text:style-name="T9">th menu item by number (1–9)</text:span></text:p>
            </table:table-cell>
            <table:table-cell table:style-name="Tableau5.A1" office:value-type="string">
              <text:p text:style-name="P52">n</text:p>
            </table:table-cell>
          </table:table-row>
          <table:table-row table:style-name="Tableau5.11">
            <table:table-cell table:style-name="Tableau5.A1" office:value-type="string">
              <text:p text:style-name="P80"><text:span text:style-name="T9">follow cross reference (return with </text:span><text:span text:style-name="T11">l</text:span><text:span text:style-name="T9">)</text:span></text:p>
            </table:table-cell>
            <table:table-cell table:style-name="Tableau5.A1" office:value-type="string">
              <text:p text:style-name="P44">f</text:p>
            </table:table-cell>
          </table:table-row>
          <table:table-row table:style-name="Tableau5.4">
            <table:table-cell table:style-name="Tableau5.A1" office:value-type="string">
              <text:p text:style-name="P81">return to last node you saw</text:p>
            </table:table-cell>
            <table:table-cell table:style-name="Tableau5.A1" office:value-type="string">
              <text:p text:style-name="P44">l</text:p>
            </table:table-cell>
          </table:table-row>
          <table:table-row table:style-name="Tableau5.4">
            <table:table-cell table:style-name="Tableau5.A1" office:value-type="string">
              <text:p text:style-name="P81">return to directory node</text:p>
            </table:table-cell>
            <table:table-cell table:style-name="Tableau5.A1" office:value-type="string">
              <text:p text:style-name="P44">d</text:p>
            </table:table-cell>
          </table:table-row>
          <table:table-row table:style-name="Tableau5.4">
            <table:table-cell table:style-name="Tableau5.A1" office:value-type="string">
              <text:p text:style-name="P81">go to top node of Info file</text:p>
            </table:table-cell>
            <table:table-cell table:style-name="Tableau5.A1" office:value-type="string">
              <text:p text:style-name="P44">t</text:p>
            </table:table-cell>
          </table:table-row>
          <table:table-row table:style-name="Tableau5.2">
            <table:table-cell table:style-name="Tableau5.A1" office:value-type="string">
              <text:p text:style-name="P82">go to any node by name</text:p>
              <text:p text:style-name="P33">Other:</text:p>
            </table:table-cell>
            <table:table-cell table:style-name="Tableau5.A1" office:value-type="string">
              <text:p text:style-name="P44">g</text:p>
            </table:table-cell>
          </table:table-row>
          <table:table-row table:style-name="Tableau5.3">
            <table:table-cell table:style-name="Tableau5.A1" office:value-type="string">
              <text:p text:style-name="P80"><text:span text:style-name="T9">run Info </text:span><text:span text:style-name="T8">tutorial</text:span></text:p>
            </table:table-cell>
            <table:table-cell table:style-name="Tableau5.A1" office:value-type="string">
              <text:p text:style-name="P44">h</text:p>
            </table:table-cell>
          </table:table-row>
          <table:table-row table:style-name="Tableau5.4">
            <table:table-cell table:style-name="Tableau5.A1" office:value-type="string">
              <text:p text:style-name="P81">look up a subject in the indices</text:p>
            </table:table-cell>
            <table:table-cell table:style-name="Tableau5.A1" office:value-type="string">
              <text:p text:style-name="P44">i</text:p>
            </table:table-cell>
          </table:table-row>
          <table:table-row table:style-name="Tableau5.4">
            <table:table-cell table:style-name="Tableau5.A1" office:value-type="string">
              <text:p text:style-name="P81">search nodes for regexp</text:p>
            </table:table-cell>
            <table:table-cell table:style-name="Tableau5.A1" office:value-type="string">
              <text:p text:style-name="P44">s</text:p>
            </table:table-cell>
          </table:table-row>
          <table:table-row table:style-name="Tableau5.1">
            <table:table-cell table:style-name="Tableau5.A1" office:value-type="string">
              <text:p text:style-name="P80"><text:span text:style-name="T8">quit </text:span><text:span text:style-name="T9">Info</text:span></text:p>
            </table:table-cell>
            <table:table-cell table:style-name="Tableau5.A1" office:value-type="string">
              <text:p text:style-name="P44">q</text:p>
            </table:table-cell>
          </table:table-row>
        </table:table>
        <text:h text:style-name="P1" text:outline-level="1"/>
        <text:h text:style-name="P1" text:outline-level="1">Registers and bookmarks</text:h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33">save region in register</text:p>
            </table:table-cell>
            <table:table-cell table:style-name="Tableau6.A1" office:value-type="string">
              <text:p text:style-name="P44">C-x r s</text:p>
            </table:table-cell>
          </table:table-row>
          <table:table-row table:style-name="Tableau6.2">
            <table:table-cell table:style-name="Tableau6.A1" office:value-type="string">
              <text:p text:style-name="P33">insert register contents into buffer</text:p>
            </table:table-cell>
            <table:table-cell table:style-name="Tableau6.A1" office:value-type="string">
              <text:p text:style-name="P44">C-x r i</text:p>
            </table:table-cell>
          </table:table-row>
          <table:table-row table:style-name="Tableau6.2">
            <table:table-cell table:style-name="Tableau6.A1" office:value-type="string">
              <text:p text:style-name="P33">save value of point in register </text:p>
              <text:p text:style-name="P33">save point in named bookmark</text:p>
              <text:p text:style-name="P33"/>
            </table:table-cell>
            <table:table-cell table:style-name="Tableau6.A1" office:value-type="string">
              <text:p text:style-name="P43">C-x r SPC </text:p>
              <text:p text:style-name="P43">C-x r m bookmark</text:p>
              <text:p text:style-name="P43"/>
            </table:table-cell>
          </table:table-row>
          <table:table-row table:style-name="Tableau6.4">
            <table:table-cell table:style-name="Tableau6.A1" office:value-type="string">
              <text:p text:style-name="P98">jump to point saved in register / bookmark</text:p>
            </table:table-cell>
            <table:table-cell table:style-name="Tableau6.A1" office:value-type="string">
              <text:p text:style-name="P66">C-x r <text:s/>j / b</text:p>
            </table:table-cell>
          </table:table-row>
          <table:table-row table:style-name="Tableau6.5">
            <table:table-cell table:style-name="Tableau6.A1" office:value-type="string">
              <text:p text:style-name="P97">List all bookmarks</text:p>
            </table:table-cell>
            <table:table-cell table:style-name="Tableau6.A1" office:value-type="string">
              <text:p text:style-name="P66">C-x r l</text:p>
            </table:table-cell>
          </table:table-row>
          <table:table-row table:style-name="Tableau6.6">
            <table:table-cell table:style-name="Tableau6.A1" office:value-type="string">
              <text:p text:style-name="P98">Save current bookmark values</text:p>
            </table:table-cell>
            <table:table-cell table:style-name="Tableau6.A1" office:value-type="string">
              <text:p text:style-name="P99">M-x bookmark-save</text:p>
            </table:table-cell>
          </table:table-row>
          <table:table-row table:style-name="Tableau6.7">
            <table:table-cell table:style-name="Tableau6.A1" office:value-type="string">
              <text:p text:style-name="P120">Keyboard Macros</text:p>
              <text:p text:style-name="P111">start defining a keyboard macro</text:p>
            </table:table-cell>
            <table:table-cell table:style-name="Tableau6.B7" office:value-type="string">
              <text:p text:style-name="P33">C-x ( | F3</text:p>
            </table:table-cell>
          </table:table-row>
          <table:table-row table:style-name="Tableau6.8">
            <table:table-cell table:style-name="Tableau6.A1" office:value-type="string">
              <text:p text:style-name="P33">end keyboard macro definition</text:p>
            </table:table-cell>
            <table:table-cell table:style-name="Tableau6.A1" office:value-type="string">
              <text:p text:style-name="P33">C-x ) | F4</text:p>
            </table:table-cell>
          </table:table-row>
          <table:table-row table:style-name="Tableau6.8">
            <table:table-cell table:style-name="Tableau6.A1" office:value-type="string">
              <text:p text:style-name="P33">execute last-defined keyboard macro</text:p>
            </table:table-cell>
            <table:table-cell table:style-name="Tableau6.A1" office:value-type="string">
              <text:p text:style-name="P33">C-x e</text:p>
            </table:table-cell>
          </table:table-row>
          <table:table-row table:style-name="Tableau6.1">
            <table:table-cell table:style-name="Tableau6.A1" office:value-type="string">
              <text:p text:style-name="P33">append to last keyboard macro</text:p>
            </table:table-cell>
            <table:table-cell table:style-name="Tableau6.A1" office:value-type="string">
              <text:p text:style-name="P33">C-u C-x (</text:p>
            </table:table-cell>
          </table:table-row>
          <table:table-row table:style-name="Tableau6.1">
            <table:table-cell table:style-name="Tableau6.A1" office:value-type="string">
              <text:p text:style-name="P55">name last keyboard macro<text:tab/></text:p>
            </table:table-cell>
            <table:table-cell table:style-name="Tableau6.A1" office:value-type="string">
              <text:p text:style-name="P55">M-x name-last-kbd-macro</text:p>
            </table:table-cell>
          </table:table-row>
          <table:table-row table:style-name="Tableau6.1">
            <table:table-cell table:style-name="Tableau6.A1" office:value-type="string">
              <text:p text:style-name="P55">insert Lisp definition in buffer</text:p>
            </table:table-cell>
            <table:table-cell table:style-name="Tableau6.A1" office:value-type="string">
              <text:p text:style-name="P55">M-x insert-kbd-macro</text:p>
            </table:table-cell>
          </table:table-row>
          <table:table-row table:style-name="Tableau6.13">
            <table:table-cell table:style-name="Tableau6.A1" office:value-type="string">
              <text:p text:style-name="P64">Apply last keyboard macro to all lines in the region. <text:s/></text:p>
            </table:table-cell>
            <table:table-cell table:style-name="Tableau6.A1" office:value-type="string">
              <text:p text:style-name="P64">C-x C-k r </text:p>
              <text:p text:style-name="P64">apply-macro-to-region-lines</text:p>
            </table:table-cell>
          </table:table-row>
        </table:table>
        <text:p text:style-name="P54"><text:tab/></text:p>
        <text:p text:style-name="P87"><text:tab/><text:tab/></text:p>
        <text:h text:style-name="P3" text:outline-level="1">Commands Dealing with Emacs Lisp</text:h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36">eval sexp before point</text:p>
            </table:table-cell>
            <table:table-cell table:style-name="Tableau7.A1" office:value-type="string">
              <text:p text:style-name="P36">C-x C-e</text:p>
            </table:table-cell>
          </table:table-row>
          <table:table-row table:style-name="Tableau7.2">
            <table:table-cell table:style-name="Tableau7.A1" office:value-type="string">
              <text:p text:style-name="P36">eval current defun</text:p>
            </table:table-cell>
            <table:table-cell table:style-name="Tableau7.A1" office:value-type="string">
              <text:p text:style-name="P36">C-M-x</text:p>
            </table:table-cell>
          </table:table-row>
          <table:table-row table:style-name="Tableau7.2">
            <table:table-cell table:style-name="Tableau7.A1" office:value-type="string">
              <text:p text:style-name="P36">eval region</text:p>
            </table:table-cell>
            <table:table-cell table:style-name="Tableau7.A1" office:value-type="string">
              <text:p text:style-name="P36">M-x eval-region</text:p>
            </table:table-cell>
          </table:table-row>
          <table:table-row table:style-name="Tableau7.2">
            <table:table-cell table:style-name="Tableau7.A1" office:value-type="string">
              <text:p text:style-name="P36">read and eval minibuffer</text:p>
            </table:table-cell>
            <table:table-cell table:style-name="Tableau7.A1" office:value-type="string">
              <text:p text:style-name="P36">M-:</text:p>
            </table:table-cell>
          </table:table-row>
          <table:table-row table:style-name="Tableau7.5">
            <table:table-cell table:style-name="Tableau7.A1" office:value-type="string">
              <text:p text:style-name="P36">load a Lisp library from load-path</text:p>
              <text:p text:style-name="P112">history of minibuffer commands</text:p>
            </table:table-cell>
            <table:table-cell table:style-name="Tableau7.A1" office:value-type="string">
              <text:p text:style-name="P36">M-x load-library</text:p>
              <text:p text:style-name="P112">M-x command-history</text:p>
            </table:table-cell>
          </table:table-row>
          <table:table-row table:style-name="Tableau7.6">
            <table:table-cell table:style-name="Tableau7.A6" office:value-type="string">
              <text:p text:style-name="P46">Simple Customization</text:p>
              <text:p text:style-name="P33">customize variables and faces</text:p>
            </table:table-cell>
            <table:table-cell table:style-name="Tableau7.A6" office:value-type="string">
              <text:p text:style-name="P44">M-x customize</text:p>
            </table:table-cell>
          </table:table-row>
        </table:table>
        <text:p text:style-name="P10">Making global key bindings in Emacs Lisp (example):</text:p>
        <text:p text:style-name="P100">(global-set-key (kbd "C-c g") ’search-forward)</text:p>
        <text:p text:style-name="P101">(global-set-key (kbd "M-#") ’query-replace-regexp)</text:p>
        <text:h text:style-name="P3" text:outline-level="1">Writing Commands</text:h>
        <text:p text:style-name="P83"><text:span text:style-name="T3">(defun </text:span><text:span text:style-name="T12">command-name </text:span><text:span text:style-name="T3">(</text:span><text:span text:style-name="T12">args</text:span><text:span text:style-name="T3">) "</text:span><text:span text:style-name="T12">documentation</text:span><text:span text:style-name="T3">" (interactive "</text:span><text:span text:style-name="T12">template</text:span><text:span text:style-name="T3">") </text:span><text:span text:style-name="T12">body</text:span><text:span text:style-name="T3">)</text:span></text:p>
        <text:p text:style-name="P10">An example:</text:p>
        <text:p text:style-name="P11">(defun this-line-to-top-of-window (line)</text:p>
        <text:p text:style-name="P102">"Reposition current line to top of window.</text:p>
        <text:p text:style-name="P11">With prefix argument LINE, put point on LINE."</text:p>
        <text:p text:style-name="P102">(interactive "P")</text:p>
        <text:p text:style-name="P102">(recenter (if (null line)</text:p>
        <text:p text:style-name="P103">0</text:p>
        <text:p text:style-name="P104">(prefix-numeric-value line))))</text:p>
        <text:p text:style-name="P9"><text:span text:style-name="T1">The </text:span><text:span text:style-name="T3">interactive </text:span><text:span text:style-name="T1">spec says how to read arguments interactively. Type </text:span><text:span text:style-name="T3">C-h f interactive RET </text:span><text:span text:style-name="T1">for more details.</text:span></text:p>
        <text:h text:style-name="P3" text:outline-level="1">C-type Navigation</text:h>
        <text:p text:style-name="P53">Move forward over a balanced expression<text:tab/>C-M-f</text:p>
        <text:p text:style-name="P53">Move backward over a balanced expression<text:tab/>C-M-b</text:p>
        <text:p text:style-name="P53">Kill balanced expression (sexp)<text:tab/><text:tab/>C-M-k</text:p>
        <text:p text:style-name="P53">Put mark after sexp<text:tab/><text:tab/><text:tab/><text:tab/>C-M-SPC</text:p>
        <text:p text:style-name="P53">Move point to beginning of function<text:tab/><text:tab/>C-M-a</text:p>
        <text:p text:style-name="P53">Move point to end of function<text:tab/><text:tab/><text:tab/>C-M-e</text:p>
        <text:p text:style-name="P53">Select current or following funtion<text:tab/><text:tab/>C-M-h</text:p>
        <text:p text:style-name="P53">Jump to definitions/headers/references<text:tab/><text:tab/>M- .</text:p>
        <text:p text:style-name="P79">M-x helm-gtags-dwim</text:p>
        <text:p text:style-name="P53">Jump back to original location after M- .<text:tab/>M- ,</text:p>
        <text:p text:style-name="P53">Find references/symbols/function calls/pattern <text:tab/>C-c g r / s / a /g</text:p>
        <text:p text:style-name="P53">List visited tags<text:tab/><text:tab/><text:tab/><text:tab/>C-c g <text:s/>h</text:p>
        <text:p text:style-name="P53">Inner helm navigation : <text:tab/><text:tab/><text:tab/>C-n / p</text:p>
        <text:p text:style-name="P105">C-j / RET</text:p>
        <text:h text:style-name="P3" text:outline-level="1">Speedbar</text:h>
        <text:p text:style-name="P53">Open children of node<text:tab/><text:tab/> <text:s text:c="10"/><text:tab/>SPC</text:p>
        <text:p text:style-name="P53">Open node in another window<text:tab/><text:tab/>RET</text:p>
        <text:p text:style-name="P53">Go to parent directory<text:tab/><text:tab/> <text:s text:c="10"/><text:tab/>U</text:p>
        <text:p text:style-name="P53">Move to next or previous node<text:tab/> <text:s text:c="10"/><text:tab/>n / p</text:p>
        <text:p text:style-name="P53">Move to next or previous node at current level <text:s/><text:tab/>M-n / M-p</text:p>
        <text:p text:style-name="P53">Switch to buffer list using Speedbar presentation<text:tab/>b</text:p>
        <text:p text:style-name="P53">Switch back to file tree <text:tab/><text:tab/><text:tab/>f</text:p>
        <text:p text:style-name="P31"/>
        <text:h text:style-name="P3" text:outline-level="1">Senator and semantic (prefix : C-c ,)<text:tab/> </text:h>
        <text:p text:style-name="P53">Next/Previous tag<text:tab/><text:tab/><text:tab/><text:tab/>n / p</text:p>
        <text:p text:style-name="P53">Tag up<text:tab/><text:tab/><text:tab/><text:tab/><text:tab/>u</text:p>
        <text:p text:style-name="P53">Copy/cut tag<text:tab/><text:tab/><text:tab/><text:tab/>M-w / C-w</text:p>
        <text:p text:style-name="P53">Go to reference tag<text:tab/><text:tab/><text:tab/><text:tab/> g</text:p>
        <text:p text:style-name="P18"><text:span text:style-name="T1"><text:s text:c="2"/></text:span><text:span text:style-name="T13">Inner navigation</text:span><text:span text:style-name="T1"> </text:span></text:p>
        <text:p text:style-name="P53"><text:s text:c="4"/>Nest/previous<text:tab/><text:tab/><text:tab/><text:tab/>n / p </text:p>
        <text:p text:style-name="P53"><text:s text:c="4"/>Go to/show<text:tab/><text:tab/><text:tab/><text:tab/>RET / SPC </text:p>
        <text:p text:style-name="P53"><text:s text:c="4"/>Locally unfold/fold tag<text:tab/><text:tab/><text:tab/>+ / -</text:p>
        <text:p text:style-name="P53"><text:s text:c="4"/>Globally unfold/fold tags<text:tab/><text:tab/> <text:s text:c="7"/>C-c C-e / C-c C-r</text:p>
        <text:p text:style-name="P78"/>
        <text:h text:style-name="P3" text:outline-level="1">Projectile <text:s/>(prefix : C-c p-)</text:h>
        <text:p text:style-name="P53">Jump to <text:s/>any project file<text:tab/><text:tab/><text:tab/>f</text:p>
        <text:p text:style-name="P53">List files in project<text:tab/><text:tab/><text:tab/><text:tab/>F</text:p>
        <text:p text:style-name="P53">List files/buffers/projects<text:tab/><text:tab/><text:tab/>h</text:p>
        <text:p text:style-name="P53"><text:tab/><text:tab/><text:tab/><text:tab/>M-x helm-projectile</text:p>
        <text:p text:style-name="P53">Jump to <text:s/>any project directory <text:tab/><text:tab/>d</text:p>
        <text:p text:style-name="P53">List project buffers<text:tab/><text:tab/><text:tab/><text:tab/>b</text:p>
        <text:p text:style-name="P53">Jump to recent files<text:tab/><text:tab/><text:tab/><text:tab/>e</text:p>
        <text:p text:style-name="P53">List files<text:tab/><text:tab/><text:tab/><text:tab/><text:tab/>g</text:p>
        <text:p text:style-name="P53">Grep in project<text:tab/><text:tab/><text:tab/><text:tab/>s <text:s text:c="2"/>g</text:p>
        <text:p text:style-name="P53">Multi-occur in project buffers<text:tab/><text:tab/><text:tab/>o</text:p>
        <text:p text:style-name="P53">Open project buffer <text:tab/><text:tab/><text:tab/>(4) C-o</text:p>
        <text:p text:style-name="P53">(in other window)<text:tab/><text:tab/><text:tab/></text:p>
        <text:p text:style-name="P53">Text replace in current project<text:tab/><text:tab/>r <text:s/></text:p>
        <text:p text:style-name="P53">Find reference<text:tab/><text:tab/><text:tab/><text:tab/>j</text:p>
        <text:p text:style-name="P53">Prior/next <text:s/>buffer<text:tab/><text:tab/><text:tab/><text:tab/>LEFT/RIGHT</text:p>
        <text:p text:style-name="P53">Switch projects<text:tab/><text:tab/><text:tab/><text:tab/>p</text:p>
        <text:p text:style-name="P53">Switch to recent project<text:tab/><text:tab/><text:tab/>ESC</text:p>
        <text:p text:style-name="P53">Compile at project root<text:tab/><text:tab/><text:tab/>c <text:s/></text:p>
        <text:p text:style-name="P53">Configure at project root<text:tab/><text:tab/><text:tab/>C</text:p>
        <text:p text:style-name="P53">Buffer list by recentcy<text:tab/><text:tab/><text:tab/>I</text:p>
        <text:p text:style-name="P53">Switch source and header<text:tab/><text:tab/><text:tab/>a</text:p>
        <text:p text:style-name="P53">Select projectile command<text:tab/><text:tab/><text:tab/>M/m </text:p>
        <text:p text:style-name="P53">Save all project buffers<text:tab/><text:tab/><text:tab/>S</text:p>
        <text:p text:style-name="P53">Regenerate TAGS file<text:tab/><text:tab/><text:tab/>R</text:p>
        <text:p text:style-name="P53">Projectile command list<text:tab/><text:tab/><text:tab/>C-h</text:p>
        <text:p text:style-name="P27"/>
        <text:h text:style-name="P2" text:outline-level="1"><text:span text:style-name="T3">Compilation </text:span><text:span text:style-name="T15">(M-x <text:s/>(re)compile)</text:span></text:h>
        <text:p text:style-name="P53">Display matched location, do not switch point <text:tab/>C-o</text:p>
        <text:p text:style-name="P53">Move to next error message, do not visit error<text:tab/>M-n</text:p>
        <text:p text:style-name="P53">Move to previous error, do not visit location<text:tab/>M-p</text:p>
        <text:p text:style-name="P53">Move to next error message, visit error location <text:s/><text:tab/>M-g <text:s/>n</text:p>
        <text:p text:style-name="P53">Move to previous error message, visit error location M-g <text:s/>p</text:p>
        <text:p text:style-name="P53">Visit location of error at point<text:tab/><text:tab/><text:tab/>RET</text:p>
        <text:p text:style-name="P53">Move point to previous error in other file<text:tab/>M-{</text:p>
        <text:p text:style-name="P53">Move point to next error in other file<text:tab/><text:tab/>M-}</text:p>
        <text:p text:style-name="P53">Quit compilation buffer<text:tab/><text:tab/><text:tab/>q</text:p>
        <text:p text:style-name="P53">Compile again (compilation buffer)<text:tab/><text:tab/>g</text:p>
        <text:p text:style-name="P53">Abort compilation<text:tab/><text:tab/><text:tab/><text:tab/>M-x kill <text:tab/><text:tab/><text:tab/><text:tab/><text:tab/><text:tab/>compilation</text:p>
        <text:p text:style-name="P27"/>
        <text:h text:style-name="P3" text:outline-level="1">Fold / Unfold (prefix : C-c @-)</text:h>
        <text:p text:style-name="P86">M-x <text:s text:c="2"/>hs-minor-mode</text:p>
        <text:p text:style-name="P53">Hide/show current block<text:tab/><text:tab/><text:tab/>C-h / s </text:p>
        <text:p text:style-name="P53">Toggle show lower blocks<text:tab/><text:tab/><text:tab/>C-l</text:p>
        <text:p text:style-name="P53">Hide/show all blocks but first lines <text:tab/><text:tab/>C-M-h / s</text:p>
        <text:p text:style-name="P53"><text:tab/></text:p>
        <text:h text:style-name="P3" text:outline-level="1">Narrowing (prefix : C-x n)</text:h>
        <text:p text:style-name="P53">Hide text below point<text:tab/><text:tab/><text:tab/> n </text:p>
        <text:p text:style-name="P53">Narrow to current def<text:tab/><text:tab/><text:tab/> d</text:p>
        <text:p text:style-name="P53">Un-narrow (widen)<text:tab/><text:tab/><text:tab/><text:tab/> w</text:p>
        <text:p text:style-name="P27"/>
        <text:h text:style-name="P3" text:outline-level="1">Company-mode</text:h>
        <text:p text:style-name="P53"><text:tab/><text:tab/><text:tab/><text:tab/><text:tab/>M-n / p<text:tab/><text:tab/></text:p>
        <text:p text:style-name="P53"><text:tab/><text:tab/><text:tab/><text:tab/><text:tab/>C-w </text:p>
        <text:p text:style-name="P53"><text:tab/><text:tab/><text:tab/><text:tab/><text:tab/>F1</text:p>
        <text:p text:style-name="P53"><text:tab/><text:tab/><text:tab/><text:tab/><text:tab/>M-digit</text:p>
        <text:p text:style-name="P53"><text:tab/><text:tab/><text:tab/><text:tab/><text:tab/>TAB</text:p>
        <text:p text:style-name="P18"><text:span text:style-name="T17">Magit (launch : </text:span><text:span text:style-name="T1">C-x g)<text:tab/><text:tab/><text:tab/></text:span></text:p>
        <text:p text:style-name="P53">c [c | a | f]<text:tab/><text:tab/>Prepare for commit | amend | fixup</text:p>
        <text:p text:style-name="P53">C-c [C-c | C-k]<text:tab/><text:tab/>Commit | Kill commit</text:p>
        <text:p text:style-name="P53">P [-F] p<text:tab/><text:tab/><text:tab/>Push [--force]</text:p>
        <text:p text:style-name="P53">F [p|u|e]<text:tab/><text:tab/><text:tab/>Pull [remote|upstream|other]</text:p>
        <text:p text:style-name="P53">b l<text:tab/><text:tab/><text:tab/>Change branch</text:p>
        <text:p text:style-name="P53">$<text:tab/><text:tab/><text:tab/>View git console</text:p>
        <text:p text:style-name="P53">M-p/f<text:tab/><text:tab/><text:tab/>Previous/Next com. msg</text:p>
        <text:p text:style-name="P27"/>
        <text:p text:style-name="P27"/>
        <text:h text:style-name="P3" text:outline-level="1">Helm (prefix : C-c h)</text:h>
        <table:table table:name="Tableau8" table:style-name="Tableau8">
          <table:table-column table:style-name="Tableau8.A"/>
          <table:table-column table:style-name="Tableau8.B"/>
          <table:table-row table:style-name="Tableau8.1">
            <table:table-cell table:style-name="Tableau8.A1" office:value-type="string">
              <text:p text:style-name="P36">Google suggests </text:p>
              <text:p text:style-name="P36">Color picker</text:p>
              <text:p text:style-name="P36">Imenu</text:p>
              <text:p text:style-name="P36">Inner navigation : </text:p>
              <text:p text:style-name="P36"><text:s text:c="2"/>next / previous / select / quit</text:p>
              <text:p text:style-name="P36">Occur search in current buffer</text:p>
            </table:table-cell>
            <table:table-cell table:style-name="Tableau8.A1" office:value-type="string">
              <text:p text:style-name="P36">g</text:p>
              <text:p text:style-name="P36">c</text:p>
              <text:p text:style-name="P36">i</text:p>
              <text:p text:style-name="P36">C-n / p / j /g</text:p>
              <text:p text:style-name="P32"/>
              <text:p text:style-name="P36">M-s o</text:p>
            </table:table-cell>
          </table:table-row>
          <table:table-row table:style-name="Tableau8.2">
            <table:table-cell table:style-name="Tableau8.A1" office:value-type="string">
              <text:p text:style-name="P51">(splits window vertically)</text:p>
              <text:p text:style-name="P33">Grep in buffer</text:p>
              <text:p text:style-name="P33">Helm mark ring</text:p>
            </table:table-cell>
            <table:table-cell table:style-name="Tableau8.A1" office:value-type="string">
              <text:p text:style-name="P29"/>
              <text:p text:style-name="P33">C-c h r</text:p>
              <text:p text:style-name="P33">C-h SPC</text:p>
            </table:table-cell>
          </table:table-row>
        </table:table>
        <text:p text:style-name="P27"/>
        <text:h text:style-name="P3" text:outline-level="1">Custom tweaks</text:h>
        <text:p text:style-name="P53"/>
        <text:p text:style-name="P53">Split window horizontally<text:tab/><text:tab/>F2</text:p>
        <text:p text:style-name="P58">Set mark and deactivate region<text:tab/>F7 (= C-SPC C-SPC)</text:p>
        <text:p text:style-name="P58"><text:span text:style-name="T19">Circle back</text:span> mark <text:span text:style-name="T19">ring</text:span><text:tab/><text:tab/>F8 (=C-u C-SPC)</text:p>
        <text:p text:style-name="P59"><text:span text:style-name="T19">Circle back</text:span> mark <text:span text:style-name="T19">ring </text:span><text:span text:style-name="T20">2 steps</text:span><text:tab/><text:tab/>F<text:span text:style-name="T21">9</text:span> (=<text:span text:style-name="T22">C-u C-SPC </text:span><text:span text:style-name="T23">C-u C-SPC</text:span>)</text:p>
        <text:p text:style-name="P60">Man at point<text:tab/><text:tab/><text:tab/>F<text:span text:style-name="T21">11</text:span></text:p>
        <text:p text:style-name="P61">Get to latest mark [and back]<text:tab/><text:tab/>M-x get-back | C-u C-x C-x</text:p>
        <text:p text:style-name="P57">Apply dos2unix to current buffer<text:tab/>M-x d2u</text:p>
        <text:p text:style-name="P57">Flush out double blank lines<text:tab/><text:tab/>M-x d2e</text:p>
        <text:p text:style-name="P18"><text:span text:style-name="T1">Apply </text:span><text:span text:style-name="T13">dos2unix</text:span><text:span text:style-name="T1"> to currentbuffer </text:span></text:p>
        <text:p text:style-name="P53">and flush out double blank lines<text:tab/>M-x ddd</text:p>
        <text:p text:style-name="P53">Move end-of-line comment above line<text:tab/>M-x move-comment-up-blankline</text:p>
        <text:p text:style-name="P53">Run bash on region<text:tab/><text:tab/><text:tab/>C-M- !</text:p>
        <text:p text:style-name="P53"><text:s text:c="35"/><text:tab/><text:tab/>M-x run-bash-on-region</text:p>
        <text:p text:style-name="P53">Recompile<text:tab/><text:tab/><text:tab/>C-M-y</text:p>
        <text:p text:style-name="P56">Next buffer<text:tab/><text:tab/><text:tab/>C-*</text:p>
        <text:p text:style-name="P56">Previous buffer<text:tab/><text:tab/><text:tab/>C-$</text:p>
        <text:p text:style-name="P56">Render HTML in current buffer<text:tab/>eww-rcb</text:p>
        <text:p text:style-name="P53"/>
        <text:p text:style-name="P69">Compile your current <text:s/>file via<text:tab/><text:tab/>C-c C-c</text:p>
        <text:p text:style-name="P69">Compile and run your</text:p>
        <text:p text:style-name="P69">current file</text:p>
        <text:p text:style-name="P69">(no interactive input)<text:tab/><text:tab/>C-c C-r<text:tab/><text:tab/></text:p>
        <text:p text:style-name="P18"><text:span text:style-name="T16">Do not ask about saving buffer</text:span><text:span text:style-name="T1">s</text:span></text:p>
        <text:p text:style-name="P53">before compile AND save all buffers <text:tab/>(setq <text:s text:c="107"/><text:tab/><text:tab/><text:tab/>compilation-ask-about-save nil)</text:p>
        <text:p text:style-name="P68"/>
        <text:p text:style-name="P63"><text:span text:style-name="T1"/></text:p>
        <text:p text:style-name="P63"><text:span text:style-name="T1">Copyright</text:span><draw:frame draw:style-name="fr1" draw:name="Picture 13048" text:anchor-type="as-char" svg:width="0.236cm" svg:height="0.212cm" draw:z-index="1"><draw:image xlink:href="Pictures/100002010000001C000000195A197E27CF114BE0.png" xlink:type="simple" xlink:show="embed" xlink:actuate="onLoad" draw:mime-type="image/png"/></draw:frame><text:span text:style-name="T1"><text:tab/>2020 Free Software Foundation, Inc.</text:span></text:p>
        <text:p text:style-name="P15">For GNU Emacs version 27</text:p>
        <text:p text:style-name="P16">Designed by Stephen Gildea. Extensions by Fabrice Nicol</text:p>
        <text:p text:style-name="P12">Released under the terms of the GNU General Public License version 3 or later.</text:p>
        <text:p text:style-name="P12">For more Emacs documentation, and the TEX source for this card, see the Emacs distribution, or https://www.gnu.org/software/emac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DejaVu Sans" style:font-size-asian="10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DejaVu Sans" style:font-size-asian="10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fo:color="#000000" loext:opacity="10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cm" fo:margin-top="0cm" fo:margin-bottom="0cm" style:contextual-spacing="false" fo:line-height="108%" fo:text-align="start" style:justify-single-word="false" fo:keep-together="always" fo:orphans="2" fo:widows="2" fo:hyphenation-ladder-count="no-limit" fo:text-indent="-0.018cm" style:auto-text-indent="false" fo:keep-with-next="always" style:punctuation-wrap="simple" style:writing-mode="lr-tb"/>
      <style:text-properties fo:color="#000000" loext:opacity="100%" style:font-name="Cambria" fo:font-family="Cambria" style:font-family-generic="roman" style:font-pitch="variable" fo:font-size="12pt" fo:language="fr" fo:country="FR" fo:font-weight="bold" style:letter-kerning="false" style:font-name-asian="Cambria1" style:font-family-asian="Cambria" style:font-family-generic-asian="system" style:font-pitch-asian="variable" style:font-size-asian="12pt" style:language-asian="fr" style:country-asian="FR" style:font-weight-asian="bold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0" loext:opacity="10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>
      <style:text-properties fo:color="#000000" loext:opacity="100%"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fo:color="#000000" loext:opacity="100%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0.647cm" fo:margin-bottom="0.695cm" fo:margin-left="0.635cm" fo:margin-right="0.584cm" style:writing-mode="lr-tb" style:layout-grid-color="#c0c0c0" style:layout-grid-lines="1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02:59:00</meta:creation-date>
    <meta:initial-creator>fabrice nicol</meta:initial-creator>
    <dc:language>fr-FR</dc:language>
    <dc:date>2022-02-06T00:28:54.072347787</dc:date>
    <meta:editing-cycles>31</meta:editing-cycles>
    <meta:editing-duration>P1DT17H55M20S</meta:editing-duration>
    <meta:generator>LibreOffice/7.1.7.2$Linux_X86_64 LibreOffice_project/10$Build-2</meta:generator>
    <meta:document-statistic meta:table-count="8" meta:image-count="2" meta:object-count="0" meta:page-count="3" meta:paragraph-count="624" meta:word-count="2571" meta:character-count="15056" meta:non-whitespace-character-count="121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